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7.369cm" fo:margin-left="0cm" fo:margin-top="0cm" fo:margin-bottom="0cm" table:align="left" style:writing-mode="lr-tb"/>
    </style:style>
    <style:style style:name="表格1.A" style:family="table-column">
      <style:table-column-properties style:column-width="1.617cm"/>
    </style:style>
    <style:style style:name="表格1.B" style:family="table-column">
      <style:table-column-properties style:column-width="1.259cm"/>
    </style:style>
    <style:style style:name="表格1.C" style:family="table-column">
      <style:table-column-properties style:column-width="1.455cm"/>
    </style:style>
    <style:style style:name="表格1.D" style:family="table-column">
      <style:table-column-properties style:column-width="1.335cm"/>
    </style:style>
    <style:style style:name="表格1.E" style:family="table-column">
      <style:table-column-properties style:column-width="1.168cm"/>
    </style:style>
    <style:style style:name="表格1.F" style:family="table-column">
      <style:table-column-properties style:column-width="4.154cm"/>
    </style:style>
    <style:style style:name="表格1.G" style:family="table-column">
      <style:table-column-properties style:column-width="6.378cm"/>
    </style:style>
    <style:style style:name="表格1.1" style:family="table-row">
      <style:table-row-properties style:min-row-height="0.326cm" fo:keep-together="auto"/>
    </style:style>
    <style:style style:name="表格1.A1" style:family="table-cell">
      <style:table-cell-properties style:vertical-align="middle" fo:background-color="#ffffff" fo:padding-left="0.049cm" fo:padding-right="0.049cm" fo:padding-top="0cm" fo:padding-bottom="0cm" fo:border="0.5pt solid #00000a">
        <style:background-image/>
      </style:table-cell-properties>
    </style:style>
    <style:style style:name="表格1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表格1.E1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表格1.F1" style:family="table-cell">
      <style:table-cell-properties style:vertical-align="middle" fo:background-color="#ffffff" style:border-line-width-right="0.026cm 0.026cm 0.026cm" fo:padding-left="0.049cm" fo:padding-right="0.049cm" fo:padding-top="0cm" fo:padding-bottom="0cm" fo:border-left="0.5pt solid #00000a" fo:border-right="2.25pt double #00000a" fo:border-top="0.5pt solid #00000a" fo:border-bottom="0.5pt solid #00000a">
        <style:background-image/>
      </style:table-cell-properties>
    </style:style>
    <style:style style:name="表格1.2" style:family="table-row">
      <style:table-row-properties style:min-row-height="0.691cm" fo:keep-together="auto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0.5pt solid #00000a" fo:border-right="0.5pt solid #00000a" fo:border-top="none" fo:border-bottom="0.5pt solid #000001">
        <style:background-image/>
      </style:table-cell-properties>
    </style:style>
    <style:style style:name="表格1.C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表格1.E2" style:family="table-cell">
      <style:table-cell-properties style:vertical-align="middle" fo:background-color="#ffffff" fo:padding-left="0.049cm" fo:padding-right="0.049cm" fo:padding-top="0cm" fo:padding-bottom="0cm" fo:border-left="none" fo:border-right="none" fo:border-top="none" fo:border-bottom="0.5pt solid #00000a">
        <style:background-image/>
      </style:table-cell-properties>
    </style:style>
    <style:style style:name="表格1.F2" style:family="table-cell">
      <style:table-cell-properties style:vertical-align="middle" fo:background-color="#ffffff" style:border-line-width-right="0.026cm 0.026cm 0.026cm" fo:padding-left="0.049cm" fo:padding-right="0.049cm" fo:padding-top="0cm" fo:padding-bottom="0cm" fo:border-left="0.5pt solid #00000a" fo:border-right="2.25pt double #00000a" fo:border-top="none" fo:border-bottom="none">
        <style:background-image/>
      </style:table-cell-properties>
    </style:style>
    <style:style style:name="表格1.G2" style:family="table-cell">
      <style:table-cell-properties style:vertical-align="middle" fo:background-color="#ffffff" fo:padding-left="0.049cm" fo:padding-right="0.049cm" fo:padding-top="0cm" fo:padding-bottom="0cm" fo:border="none">
        <style:background-image/>
      </style:table-cell-properties>
    </style:style>
    <style:style style:name="表格1.3" style:family="table-row">
      <style:table-row-properties style:min-row-height="0.61cm" fo:keep-together="auto"/>
    </style:style>
    <style:style style:name="表格1.A3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3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F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a" fo:border-right="2.25pt double #00000a" fo:border-top="none" fo:border-bottom="none"/>
    </style:style>
    <style:style style:name="表格1.4" style:family="table-row">
      <style:table-row-properties style:min-row-height="0.63cm" fo:keep-together="auto"/>
    </style:style>
    <style:style style:name="表格1.A4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4" style:family="table-cell">
      <style:table-cell-properties style:vertical-align="middle" fo:background-color="#ffffff" fo:padding-left="0.049cm" fo:padding-right="0.049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表格1.C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none" fo:border-bottom="none">
        <style:background-image/>
      </style:table-cell-properties>
    </style:style>
    <style:style style:name="表格1.D4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表格1.G4" style:family="table-cell">
      <style:table-cell-properties fo:background-color="#ffffff" fo:padding-left="0.049cm" fo:padding-right="0.049cm" fo:padding-top="0cm" fo:padding-bottom="0cm" fo:border-left="none" fo:border-right="none" fo:border-top="0.5pt solid #00000a" fo:border-bottom="none">
        <style:background-image/>
      </style:table-cell-properties>
    </style:style>
    <style:style style:name="表格1.5" style:family="table-row">
      <style:table-row-properties style:min-row-height="0.621cm" fo:keep-together="auto"/>
    </style:style>
    <style:style style:name="表格1.A5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5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1.D5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表格1.F5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a" fo:border-right="2.25pt double #00000a" fo:border-top="none" fo:border-bottom="none"/>
    </style:style>
    <style:style style:name="表格1.6" style:family="table-row">
      <style:table-row-properties style:min-row-height="0.614cm" fo:keep-together="auto"/>
    </style:style>
    <style:style style:name="表格1.A6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6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1.C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表格1.F6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a" fo:border-right="2.25pt double #00000a" fo:border-top="none" fo:border-bottom="none"/>
    </style:style>
    <style:style style:name="表格1.7" style:family="table-row">
      <style:table-row-properties style:min-row-height="0.609cm" fo:keep-together="auto"/>
    </style:style>
    <style:style style:name="表格1.A7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7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1.D7" style:family="table-cell">
      <style:table-cell-properties style:vertical-align="middle" fo:background-color="#ffffff" fo:padding-left="0.049cm" fo:padding-right="0.049cm" fo:padding-top="0cm" fo:padding-bottom="0cm" fo:border-left="0.5pt solid #00000a" fo:border-right="none" fo:border-top="0.5pt solid #00000a" fo:border-bottom="none">
        <style:background-image/>
      </style:table-cell-properties>
    </style:style>
    <style:style style:name="表格1.F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a" fo:border-right="2.25pt double #00000a" fo:border-top="none" fo:border-bottom="0.5pt solid #000001"/>
    </style:style>
    <style:style style:name="表格1.B8" style:family="table-cell">
      <style:table-cell-properties style:vertical-align="middle" fo:background-color="#ffffff" fo:padding-left="0.049cm" fo:padding-right="0.049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表格1.F9" style:family="table-cell">
      <style:table-cell-properties style:vertical-align="middle" fo:background-color="#ffffff" style:border-line-width-right="0.026cm 0.026cm 0.026cm" fo:padding-left="0.049cm" fo:padding-right="0.049cm" fo:padding-top="0cm" fo:padding-bottom="0cm" fo:border-left="0.5pt solid #00000a" fo:border-right="2.25pt double #00000a" fo:border-top="none" fo:border-bottom="0.5pt solid #00000a">
        <style:background-image/>
      </style:table-cell-properties>
    </style:style>
    <style:style style:name="表格1.10" style:family="table-row">
      <style:table-row-properties style:min-row-height="0.242cm" fo:keep-together="auto"/>
    </style:style>
    <style:style style:name="表格1.A10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10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none"/>
    </style:style>
    <style:style style:name="表格1.G10" style:family="table-cell">
      <style:table-cell-properties style:vertical-align="middle" fo:background-color="#ffffff" style:border-line-width-left="0.026cm 0.026cm 0.026cm" fo:padding-left="0.049cm" fo:padding-right="0.049cm" fo:padding-top="0cm" fo:padding-bottom="0cm" fo:border-left="2.25pt double #00000a" fo:border-right="none" fo:border-top="none" fo:border-bottom="0.5pt solid #000001">
        <style:background-image/>
      </style:table-cell-properties>
    </style:style>
    <style:style style:name="表格1.11" style:family="table-row">
      <style:table-row-properties style:min-row-height="0.455cm" fo:keep-together="auto"/>
    </style:style>
    <style:style style:name="表格1.A11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11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1.C11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1.G1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a" fo:border-right="none" fo:border-top="none" fo:border-bottom="0.5pt solid #000001"/>
    </style:style>
    <style:style style:name="表格1.12" style:family="table-row">
      <style:table-row-properties style:min-row-height="0.993cm" fo:keep-together="auto"/>
    </style:style>
    <style:style style:name="表格1.A12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12" style:family="table-cell">
      <style:table-cell-properties style:vertical-align="middle" fo:background-color="#ffffff" fo:padding-left="0.049cm" fo:padding-right="0.049cm" fo:padding-top="0cm" fo:padding-bottom="0cm" fo:border-left="0.5pt solid #00000a" fo:border-right="0.5pt solid #00000a" fo:border-top="0.5pt solid #00000a" fo:border-bottom="0.5pt solid #000001">
        <style:background-image/>
      </style:table-cell-properties>
    </style:style>
    <style:style style:name="表格1.A13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13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0.5pt solid #00000a" fo:border-bottom="0.5pt solid #000001"/>
    </style:style>
    <style:style style:name="表格1.A14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1"/>
    </style:style>
    <style:style style:name="表格1.B14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0.5pt solid #00000a" fo:border-bottom="0.5pt solid #000001"/>
    </style:style>
    <style:style style:name="表格1.16" style:family="table-row">
      <style:table-row-properties style:min-row-height="0.935cm" fo:keep-together="auto"/>
    </style:style>
    <style:style style:name="表格2" style:family="table" style:master-page-name="Standard">
      <style:table-properties style:width="17.512cm" fo:margin-top="0cm" fo:margin-bottom="0cm" style:page-number="auto" table:align="center" style:writing-mode="lr-tb"/>
    </style:style>
    <style:style style:name="表格2.A" style:family="table-column">
      <style:table-column-properties style:column-width="2.725cm"/>
    </style:style>
    <style:style style:name="表格2.B" style:family="table-column">
      <style:table-column-properties style:column-width="3.941cm"/>
    </style:style>
    <style:style style:name="表格2.C" style:family="table-column">
      <style:table-column-properties style:column-width="1.856cm"/>
    </style:style>
    <style:style style:name="表格2.D" style:family="table-column">
      <style:table-column-properties style:column-width="1.319cm"/>
    </style:style>
    <style:style style:name="表格2.E" style:family="table-column">
      <style:table-column-properties style:column-width="1.542cm"/>
    </style:style>
    <style:style style:name="表格2.F" style:family="table-column">
      <style:table-column-properties style:column-width="1.572cm"/>
    </style:style>
    <style:style style:name="表格2.G" style:family="table-column">
      <style:table-column-properties style:column-width="4.556cm"/>
    </style:style>
    <style:style style:name="表格2.1" style:family="table-row">
      <style:table-row-properties style:min-row-height="0.656cm" fo:keep-together="auto"/>
    </style:style>
    <style:style style:name="表格2.A1" style:family="table-cell">
      <style:table-cell-properties fo:padding-left="0.049cm" fo:padding-right="0.049cm" fo:padding-top="0cm" fo:padding-bottom="0cm" fo:border-left="1.5pt solid #00000a" fo:border-right="1.5pt solid #00000a" fo:border-top="1.5pt solid #00000a" fo:border-bottom="0.75pt solid #00000a"/>
    </style:style>
    <style:style style:name="表格2.2" style:family="table-row">
      <style:table-row-properties style:min-row-height="0.51cm" fo:keep-together="always"/>
    </style:style>
    <style:style style:name="表格2.A2" style:family="table-cell">
      <style:table-cell-properties style:vertical-align="middle" fo:padding-left="0.049cm" fo:padding-right="0.049cm" fo:padding-top="0cm" fo:padding-bottom="0cm" fo:border-left="1.5pt solid #00000a" fo:border-right="0.75pt solid #00000a" fo:border-top="0.75pt solid #00000a" fo:border-bottom="0.75pt solid #00000a"/>
    </style:style>
    <style:style style:name="表格2.B2" style:family="table-cell">
      <style:table-cell-properties fo:padding-left="0.049cm" fo:padding-right="0.049cm" fo:padding-top="0cm" fo:padding-bottom="0cm" fo:border="0.75pt solid #00000a"/>
    </style:style>
    <style:style style:name="表格2.C2" style:family="table-cell">
      <style:table-cell-properties fo:padding-left="0.049cm" fo:padding-right="0.049cm" fo:padding-top="0cm" fo:padding-bottom="0cm" fo:border="0.75pt solid #00000a"/>
    </style:style>
    <style:style style:name="表格2.E2" style:family="table-cell">
      <style:table-cell-properties fo:padding-left="0.049cm" fo:padding-right="0.049cm" fo:padding-top="0cm" fo:padding-bottom="0cm" fo:border-left="0.75pt solid #00000a" fo:border-right="1.5pt solid #00000a" fo:border-top="0.75pt solid #00000a" fo:border-bottom="0.75pt solid #00000a"/>
    </style:style>
    <style:style style:name="表格2.3" style:family="table-row">
      <style:table-row-properties style:min-row-height="0.596cm" fo:keep-together="auto"/>
    </style:style>
    <style:style style:name="表格2.B3" style:family="table-cell">
      <style:table-cell-properties fo:padding-left="0.049cm" fo:padding-right="0.049cm" fo:padding-top="0cm" fo:padding-bottom="0cm" fo:border-left="0.75pt solid #00000a" fo:border-right="1.5pt solid #00000a" fo:border-top="0.75pt solid #00000a" fo:border-bottom="0.75pt solid #00000a"/>
    </style:style>
    <style:style style:name="表格2.4" style:family="table-row">
      <style:table-row-properties style:min-row-height="0.51cm" fo:keep-together="auto"/>
    </style:style>
    <style:style style:name="表格2.B4" style:family="table-cell">
      <style:table-cell-properties fo:padding-left="0.049cm" fo:padding-right="0.049cm" fo:padding-top="0cm" fo:padding-bottom="0cm" fo:border="0.75pt solid #00000a"/>
    </style:style>
    <style:style style:name="表格2.C4" style:family="table-cell">
      <style:table-cell-properties fo:padding-left="0.049cm" fo:padding-right="0.049cm" fo:padding-top="0cm" fo:padding-bottom="0cm" fo:border="0.75pt solid #00000a"/>
    </style:style>
    <style:style style:name="表格2.E4" style:family="table-cell">
      <style:table-cell-properties fo:padding-left="0.049cm" fo:padding-right="0.049cm" fo:padding-top="0cm" fo:padding-bottom="0cm" fo:border-left="0.75pt solid #00000a" fo:border-right="1.5pt solid #00000a" fo:border-top="0.75pt solid #00000a" fo:border-bottom="0.75pt solid #00000a"/>
    </style:style>
    <style:style style:name="表格2.5" style:family="table-row">
      <style:table-row-properties style:min-row-height="0.485cm" fo:keep-together="auto"/>
    </style:style>
    <style:style style:name="表格2.B5" style:family="table-cell">
      <style:table-cell-properties fo:padding-left="0.049cm" fo:padding-right="0.049cm" fo:padding-top="0cm" fo:padding-bottom="0cm" fo:border="0.75pt solid #00000a"/>
    </style:style>
    <style:style style:name="表格2.C5" style:family="table-cell">
      <style:table-cell-properties fo:padding-left="0.049cm" fo:padding-right="0.049cm" fo:padding-top="0cm" fo:padding-bottom="0cm" fo:border="0.75pt solid #00000a"/>
    </style:style>
    <style:style style:name="表格2.E5" style:family="table-cell">
      <style:table-cell-properties fo:padding-left="0.049cm" fo:padding-right="0.049cm" fo:padding-top="0cm" fo:padding-bottom="0cm" fo:border-left="0.75pt solid #00000a" fo:border-right="1.5pt solid #00000a" fo:border-top="0.75pt solid #00000a" fo:border-bottom="0.75pt solid #00000a"/>
    </style:style>
    <style:style style:name="表格2.B6" style:family="table-cell">
      <style:table-cell-properties fo:padding-left="0.049cm" fo:padding-right="0.049cm" fo:padding-top="0cm" fo:padding-bottom="0cm" fo:border-left="0.75pt solid #00000a" fo:border-right="1.5pt solid #00000a" fo:border-top="0.75pt solid #00000a" fo:border-bottom="0.75pt solid #00000a"/>
    </style:style>
    <style:style style:name="表格2.B7" style:family="table-cell">
      <style:table-cell-properties fo:padding-left="0.049cm" fo:padding-right="0.049cm" fo:padding-top="0cm" fo:padding-bottom="0cm" fo:border-left="0.75pt solid #00000a" fo:border-right="0.5pt solid #00000a" fo:border-top="0.75pt solid #00000a" fo:border-bottom="0.75pt solid #00000a"/>
    </style:style>
    <style:style style:name="表格2.D7" style:family="table-cell">
      <style:table-cell-properties fo:padding-left="0.049cm" fo:padding-right="0.049cm" fo:padding-top="0cm" fo:padding-bottom="0cm" fo:border-left="0.5pt solid #00000a" fo:border-right="0.5pt solid #00000a" fo:border-top="0.75pt solid #00000a" fo:border-bottom="0.75pt solid #00000a"/>
    </style:style>
    <style:style style:name="表格2.F7" style:family="table-cell">
      <style:table-cell-properties fo:padding-left="0.049cm" fo:padding-right="0.049cm" fo:padding-top="0cm" fo:padding-bottom="0cm" fo:border-left="0.5pt solid #00000a" fo:border-right="1.5pt solid #00000a" fo:border-top="0.75pt solid #00000a" fo:border-bottom="0.75pt solid #00000a"/>
    </style:style>
    <style:style style:name="表格2.8" style:family="table-row">
      <style:table-row-properties style:min-row-height="0.891cm" fo:keep-together="auto"/>
    </style:style>
    <style:style style:name="表格2.B8" style:family="table-cell">
      <style:table-cell-properties fo:padding-left="0.049cm" fo:padding-right="0.049cm" fo:padding-top="0cm" fo:padding-bottom="0cm" fo:border-left="0.75pt solid #00000a" fo:border-right="0.5pt solid #00000a" fo:border-top="0.75pt solid #00000a" fo:border-bottom="0.75pt solid #00000a"/>
    </style:style>
    <style:style style:name="表格2.F8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0.75pt solid #00000a" fo:border-bottom="0.75pt solid #00000a"/>
    </style:style>
    <style:style style:name="表格2.G8" style:family="table-cell">
      <style:table-cell-properties style:vertical-align="middle" fo:padding-left="0.049cm" fo:padding-right="0.049cm" fo:padding-top="0cm" fo:padding-bottom="0cm" fo:border-left="0.5pt solid #00000a" fo:border-right="1.5pt solid #00000a" fo:border-top="0.75pt solid #00000a" fo:border-bottom="0.75pt solid #00000a"/>
    </style:style>
    <style:style style:name="表格2.9" style:family="table-row">
      <style:table-row-properties style:min-row-height="0.833cm" fo:keep-together="always"/>
    </style:style>
    <style:style style:name="表格2.B9" style:family="table-cell">
      <style:table-cell-properties fo:padding-left="0.049cm" fo:padding-right="0.049cm" fo:padding-top="0cm" fo:padding-bottom="0cm" fo:border-left="0.75pt solid #00000a" fo:border-right="0.5pt solid #00000a" fo:border-top="0.75pt solid #00000a" fo:border-bottom="0.75pt solid #00000a"/>
    </style:style>
    <style:style style:name="表格2.10" style:family="table-row">
      <style:table-row-properties style:min-row-height="0.803cm" fo:keep-together="always"/>
    </style:style>
    <style:style style:name="表格2.B10" style:family="table-cell">
      <style:table-cell-properties fo:padding-left="0.049cm" fo:padding-right="0.049cm" fo:padding-top="0cm" fo:padding-bottom="0cm" fo:border-left="0.75pt solid #00000a" fo:border-right="0.5pt solid #00000a" fo:border-top="0.75pt solid #00000a" fo:border-bottom="0.75pt solid #00000a"/>
    </style:style>
    <style:style style:name="表格2.11" style:family="table-row">
      <style:table-row-properties style:min-row-height="0.496cm" fo:keep-together="always"/>
    </style:style>
    <style:style style:name="表格2.B11" style:family="table-cell">
      <style:table-cell-properties fo:padding-left="0.049cm" fo:padding-right="0.049cm" fo:padding-top="0cm" fo:padding-bottom="0cm" fo:border-left="0.75pt solid #00000a" fo:border-right="0.5pt solid #00000a" fo:border-top="0.75pt solid #00000a" fo:border-bottom="0.5pt solid #00000a"/>
    </style:style>
    <style:style style:name="表格2.F11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0.75pt solid #00000a" fo:border-bottom="1pt solid #00000a"/>
    </style:style>
    <style:style style:name="表格2.G11" style:family="table-cell">
      <style:table-cell-properties style:vertical-align="middle" fo:padding-left="0.049cm" fo:padding-right="0.049cm" fo:padding-top="0cm" fo:padding-bottom="0cm" fo:border-left="0.5pt solid #00000a" fo:border-right="1.5pt solid #00000a" fo:border-top="0.75pt solid #00000a" fo:border-bottom="1pt solid #00000a"/>
    </style:style>
    <style:style style:name="表格2.12" style:family="table-row">
      <style:table-row-properties style:min-row-height="0.455cm" fo:keep-together="always"/>
    </style:style>
    <style:style style:name="表格2.B12" style:family="table-cell">
      <style:table-cell-properties style:vertical-align="middle" fo:padding-left="0.049cm" fo:padding-right="0.049cm" fo:padding-top="0cm" fo:padding-bottom="0cm" fo:border-left="0.75pt solid #00000a" fo:border-right="0.5pt solid #00000a" fo:border-top="0.75pt solid #00000a" fo:border-bottom="0.5pt solid #00000a"/>
    </style:style>
    <style:style style:name="表格2.F12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1pt solid #00000a" fo:border-bottom="0.5pt solid #00000a"/>
    </style:style>
    <style:style style:name="表格2.G12" style:family="table-cell">
      <style:table-cell-properties style:vertical-align="middle" fo:padding-left="0.049cm" fo:padding-right="0.049cm" fo:padding-top="0cm" fo:padding-bottom="0cm" fo:border-left="0.5pt solid #00000a" fo:border-right="1.5pt solid #00000a" fo:border-top="1pt solid #00000a" fo:border-bottom="0.5pt solid #00000a"/>
    </style:style>
    <style:style style:name="表格2.13" style:family="table-row">
      <style:table-row-properties style:min-row-height="0.626cm" fo:keep-together="always"/>
    </style:style>
    <style:style style:name="表格2.A13" style:family="table-cell">
      <style:table-cell-properties style:vertical-align="middle" fo:padding-left="0.049cm" fo:padding-right="0.049cm" fo:padding-top="0cm" fo:padding-bottom="0cm" fo:border-left="1.5pt solid #00000a" fo:border-right="0.75pt solid #00000a" fo:border-top="0.75pt solid #00000a" fo:border-bottom="0.5pt solid #00000a"/>
    </style:style>
    <style:style style:name="表格2.B13" style:family="table-cell">
      <style:table-cell-properties fo:padding-left="0.049cm" fo:padding-right="0.049cm" fo:padding-top="0cm" fo:padding-bottom="0cm" fo:border-left="0.75pt solid #00000a" fo:border-right="0.5pt solid #00000a" fo:border-top="0.5pt solid #00000a" fo:border-bottom="0.5pt solid #00000a"/>
    </style:style>
    <style:style style:name="表格2.F13" style:family="table-cell">
      <style:table-cell-properties style:vertical-align="middle" fo:padding-left="0.049cm" fo:padding-right="0.049cm" fo:padding-top="0cm" fo:padding-bottom="0cm" fo:border="0.5pt solid #00000a"/>
    </style:style>
    <style:style style:name="表格2.G13" style:family="table-cell">
      <style:table-cell-properties style:vertical-align="middle" fo:padding-left="0.049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2.14" style:family="table-row">
      <style:table-row-properties style:min-row-height="0.593cm" fo:keep-together="always"/>
    </style:style>
    <style:style style:name="表格2.B14" style:family="table-cell">
      <style:table-cell-properties style:vertical-align="middle" fo:padding-left="0.049cm" fo:padding-right="0.049cm" fo:padding-top="0cm" fo:padding-bottom="0cm" fo:border-left="0.75pt solid #00000a" fo:border-right="0.5pt solid #00000a" fo:border-top="0.5pt solid #00000a" fo:border-bottom="0.5pt solid #00000a"/>
    </style:style>
    <style:style style:name="表格2.F14" style:family="table-cell">
      <style:table-cell-properties style:vertical-align="middle" fo:padding-left="0.049cm" fo:padding-right="0.049cm" fo:padding-top="0cm" fo:padding-bottom="0cm" fo:border-left="0.5pt solid #00000a" fo:border-right="0.5pt solid #00000a" fo:border-top="none" fo:border-bottom="0.5pt solid #00000a"/>
    </style:style>
    <style:style style:name="表格2.G14" style:family="table-cell">
      <style:table-cell-properties fo:padding-left="0.049cm" fo:padding-right="0.049cm" fo:padding-top="0cm" fo:padding-bottom="0cm" fo:border-left="0.5pt solid #00000a" fo:border-right="1.5pt solid #00000a" fo:border-top="none" fo:border-bottom="0.5pt solid #00000a"/>
    </style:style>
    <style:style style:name="表格2.15" style:family="table-row">
      <style:table-row-properties style:min-row-height="0.587cm" fo:keep-together="always"/>
    </style:style>
    <style:style style:name="表格2.B15" style:family="table-cell">
      <style:table-cell-properties style:vertical-align="middle" fo:padding-left="0.049cm" fo:padding-right="0.049cm" fo:padding-top="0cm" fo:padding-bottom="0cm" fo:border-left="0.75pt solid #00000a" fo:border-right="1.5pt solid #00000a" fo:border-top="0.5pt solid #00000a" fo:border-bottom="0.5pt solid #00000a"/>
    </style:style>
    <style:style style:name="表格2.16" style:family="table-row">
      <style:table-row-properties style:min-row-height="8.345cm" fo:keep-together="always"/>
    </style:style>
    <style:style style:name="表格2.A16" style:family="table-cell">
      <style:table-cell-properties fo:padding-left="0.049cm" fo:padding-right="0.049cm" fo:padding-top="0cm" fo:padding-bottom="0cm" fo:border-left="1.5pt solid #00000a" fo:border-right="1.5pt solid #00000a" fo:border-top="0.5pt solid #00000a" fo:border-bottom="0.75pt solid #00000a"/>
    </style:style>
    <style:style style:name="表格2.17" style:family="table-row">
      <style:table-row-properties style:min-row-height="2.014cm" fo:keep-together="auto"/>
    </style:style>
    <style:style style:name="表格2.A17" style:family="table-cell">
      <style:table-cell-properties fo:padding-left="0.049cm" fo:padding-right="0.049cm" fo:padding-top="0cm" fo:padding-bottom="0cm" fo:border-left="1.5pt solid #00000a" fo:border-right="1.5pt solid #00000a" fo:border-top="0.75pt solid #00000a" fo:border-bottom="1.5pt solid #00000a"/>
    </style:style>
    <style:style style:name="表格3" style:family="table" style:master-page-name="Converted1">
      <style:table-properties style:width="15.423cm" fo:margin-left="2.099cm" fo:margin-top="0cm" fo:margin-bottom="0cm" style:page-number="auto" table:align="left" style:writing-mode="lr-tb"/>
    </style:style>
    <style:style style:name="表格3.A" style:family="table-column">
      <style:table-column-properties style:column-width="3.011cm"/>
    </style:style>
    <style:style style:name="表格3.B" style:family="table-column">
      <style:table-column-properties style:column-width="4.657cm"/>
    </style:style>
    <style:style style:name="表格3.C" style:family="table-column">
      <style:table-column-properties style:column-width="0.039cm"/>
    </style:style>
    <style:style style:name="表格3.D" style:family="table-column">
      <style:table-column-properties style:column-width="2.424cm"/>
    </style:style>
    <style:style style:name="表格3.E" style:family="table-column">
      <style:table-column-properties style:column-width="0.078cm"/>
    </style:style>
    <style:style style:name="表格3.F" style:family="table-column">
      <style:table-column-properties style:column-width="2.252cm"/>
    </style:style>
    <style:style style:name="表格3.G" style:family="table-column">
      <style:table-column-properties style:column-width="2.962cm"/>
    </style:style>
    <style:style style:name="表格3.1" style:family="table-row">
      <style:table-row-properties style:min-row-height="1.759cm" fo:keep-together="always"/>
    </style:style>
    <style:style style:name="表格3.A1" style:family="table-cell">
      <style:table-cell-properties style:vertical-align="middle" fo:padding-left="0.058cm" fo:padding-right="0.049cm" fo:padding-top="0cm" fo:padding-bottom="0cm" fo:border-left="1.5pt solid #00000a" fo:border-right="1.5pt solid #00000a" fo:border-top="1.5pt solid #00000a" fo:border-bottom="0.5pt solid #00000a"/>
    </style:style>
    <style:style style:name="表格3.2" style:family="table-row">
      <style:table-row-properties fo:keep-together="always"/>
    </style:style>
    <style:style style:name="表格3.A2" style:family="table-cell">
      <style:table-cell-properties style:vertical-align="middle" fo:padding-left="0.058cm" fo:padding-right="0.049cm" fo:padding-top="0cm" fo:padding-bottom="0cm" fo:border-left="1.5pt solid #00000a" fo:border-right="0.5pt solid #00000a" fo:border-top="0.5pt solid #00000a" fo:border-bottom="0.5pt solid #00000a"/>
    </style:style>
    <style:style style:name="表格3.B2" style:family="table-cell">
      <style:table-cell-properties fo:padding-left="0.058cm" fo:padding-right="0.049cm" fo:padding-top="0cm" fo:padding-bottom="0cm" fo:border="0.5pt solid #00000a"/>
    </style:style>
    <style:style style:name="表格3.E2" style:family="table-cell">
      <style:table-cell-properties fo:padding-left="0.058cm" fo:padding-right="0.049cm" fo:padding-top="0cm" fo:padding-bottom="0cm" fo:border="0.5pt solid #00000a"/>
    </style:style>
    <style:style style:name="表格3.G2" style:family="table-cell">
      <style:table-cell-properties fo:padding-left="0.058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3.3" style:family="table-row">
      <style:table-row-properties fo:keep-together="always"/>
    </style:style>
    <style:style style:name="表格3.B3" style:family="table-cell">
      <style:table-cell-properties fo:padding-left="0.058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3.4" style:family="table-row">
      <style:table-row-properties fo:keep-together="always"/>
    </style:style>
    <style:style style:name="表格3.B4" style:family="table-cell">
      <style:table-cell-properties fo:padding-left="0.058cm" fo:padding-right="0.049cm" fo:padding-top="0cm" fo:padding-bottom="0cm" fo:border="0.5pt solid #00000a"/>
    </style:style>
    <style:style style:name="表格3.C4" style:family="table-cell">
      <style:table-cell-properties fo:padding-left="0.058cm" fo:padding-right="0.049cm" fo:padding-top="0cm" fo:padding-bottom="0cm" fo:border="0.5pt solid #00000a"/>
    </style:style>
    <style:style style:name="表格3.F4" style:family="table-cell">
      <style:table-cell-properties fo:padding-left="0.058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3.5" style:family="table-row">
      <style:table-row-properties fo:keep-together="always"/>
    </style:style>
    <style:style style:name="表格3.B5" style:family="table-cell">
      <style:table-cell-properties fo:padding-left="0.058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3.6" style:family="table-row">
      <style:table-row-properties fo:keep-together="always"/>
    </style:style>
    <style:style style:name="表格3.B6" style:family="table-cell">
      <style:table-cell-properties fo:padding-left="0.058cm" fo:padding-right="0.049cm" fo:padding-top="0cm" fo:padding-bottom="0cm" fo:border="0.5pt solid #00000a"/>
    </style:style>
    <style:style style:name="表格3.D6" style:family="table-cell">
      <style:table-cell-properties fo:padding-left="0.058cm" fo:padding-right="0.049cm" fo:padding-top="0cm" fo:padding-bottom="0cm" fo:border="0.5pt solid #00000a"/>
    </style:style>
    <style:style style:name="表格3.F6" style:family="table-cell">
      <style:table-cell-properties fo:padding-left="0.058cm" fo:padding-right="0.049cm" fo:padding-top="0cm" fo:padding-bottom="0cm" fo:border-left="0.5pt solid #00000a" fo:border-right="1.5pt solid #00000a" fo:border-top="0.5pt solid #00000a" fo:border-bottom="0.5pt solid #00000a"/>
    </style:style>
    <style:style style:name="表格3.7" style:family="table-row">
      <style:table-row-properties fo:keep-together="always"/>
    </style:style>
    <style:style style:name="表格3.A7" style:family="table-cell">
      <style:table-cell-properties fo:padding-left="0.058cm" fo:padding-right="0.049cm" fo:padding-top="0cm" fo:padding-bottom="0cm" fo:border-left="1.5pt solid #00000a" fo:border-right="1.5pt solid #00000a" fo:border-top="0.5pt solid #00000a" fo:border-bottom="1.5pt solid #00000a"/>
    </style:style>
    <style:style style:name="表格4" style:family="table">
      <style:table-properties style:width="18.685cm" fo:margin-top="0cm" fo:margin-bottom="0cm" table:align="center" style:writing-mode="lr-tb"/>
    </style:style>
    <style:style style:name="表格4.A" style:family="table-column">
      <style:table-column-properties style:column-width="9.342cm"/>
    </style:style>
    <style:style style:name="表格4.B" style:family="table-column">
      <style:table-column-properties style:column-width="2.452cm"/>
    </style:style>
    <style:style style:name="表格4.C" style:family="table-column">
      <style:table-column-properties style:column-width="6.89cm"/>
    </style:style>
    <style:style style:name="表格4.1" style:family="table-row">
      <style:table-row-properties style:min-row-height="5.233cm" fo:keep-together="auto"/>
    </style:style>
    <style:style style:name="表格4.A1" style:family="table-cell">
      <style:table-cell-properties fo:padding-left="0.058cm" fo:padding-right="0.049cm" fo:padding-top="0cm" fo:padding-bottom="0cm" fo:border="0.5pt solid #00000a"/>
    </style:style>
    <style:style style:name="表格4.2" style:family="table-row">
      <style:table-row-properties style:min-row-height="7.505cm" fo:keep-together="auto"/>
    </style:style>
    <style:style style:name="表格4.C2" style:family="table-cell">
      <style:table-cell-properties fo:padding-left="0.058cm" fo:padding-right="0.049cm" fo:padding-top="0cm" fo:padding-bottom="0cm" fo:border-left="0.5pt solid #00000a" fo:border-right="none" fo:border-top="0.5pt solid #00000a" fo:border-bottom="none"/>
    </style:style>
    <style:style style:name="表格5" style:family="table">
      <style:table-properties style:width="17.126cm" fo:margin-left="0cm" fo:margin-top="0cm" fo:margin-bottom="0cm" table:align="left" style:writing-mode="lr-tb"/>
    </style:style>
    <style:style style:name="表格5.A" style:family="table-column">
      <style:table-column-properties style:column-width="1.249cm"/>
    </style:style>
    <style:style style:name="表格5.B" style:family="table-column">
      <style:table-column-properties style:column-width="5.29cm"/>
    </style:style>
    <style:style style:name="表格5.C" style:family="table-column">
      <style:table-column-properties style:column-width="1.697cm"/>
    </style:style>
    <style:style style:name="表格5.D" style:family="table-column">
      <style:table-column-properties style:column-width="5.398cm"/>
    </style:style>
    <style:style style:name="表格5.E" style:family="table-column">
      <style:table-column-properties style:column-width="1.588cm"/>
    </style:style>
    <style:style style:name="表格5.F" style:family="table-column">
      <style:table-column-properties style:column-width="1.903cm"/>
    </style:style>
    <style:style style:name="表格5.1" style:family="table-row">
      <style:table-row-properties style:min-row-height="2cm" fo:keep-together="auto"/>
    </style:style>
    <style:style style:name="表格5.A1" style:family="table-cell">
      <style:table-cell-properties style:vertical-align="middle" fo:padding-left="0.191cm" fo:padding-right="0.191cm" fo:padding-top="0cm" fo:padding-bottom="0cm" fo:border-left="1.5pt solid #00000a" fo:border-right="1.5pt solid #00000a" fo:border-top="1.5pt solid #00000a" fo:border-bottom="0.5pt solid #00000a"/>
    </style:style>
    <style:style style:name="表格5.2" style:family="table-row">
      <style:table-row-properties style:min-row-height="1cm" fo:keep-together="auto"/>
    </style:style>
    <style:style style:name="表格5.A2" style:family="table-cell">
      <style:table-cell-properties style:vertical-align="middle" fo:padding-left="0.191cm" fo:padding-right="0.191cm" fo:padding-top="0cm" fo:padding-bottom="0cm" fo:border-left="1.5pt solid #00000a" fo:border-right="1.5pt solid #00000a" fo:border-top="0.5pt solid #00000a" fo:border-bottom="0.5pt solid #00000a"/>
    </style:style>
    <style:style style:name="表格5.3" style:family="table-row">
      <style:table-row-properties style:min-row-height="1.588cm" fo:keep-together="always"/>
    </style:style>
    <style:style style:name="表格5.A3" style:family="table-cell">
      <style:table-cell-properties style:vertical-align="middle" fo:padding-left="0.191cm" fo:padding-right="0.191cm" fo:padding-top="0cm" fo:padding-bottom="0cm" fo:border-left="1.5pt solid #00000a" fo:border-right="0.5pt solid #00000a" fo:border-top="0.5pt solid #00000a" fo:border-bottom="0.5pt solid #00000a"/>
    </style:style>
    <style:style style:name="表格5.B3" style:family="table-cell">
      <style:table-cell-properties style:vertical-align="middle" fo:padding-left="0.191cm" fo:padding-right="0.191cm" fo:padding-top="0cm" fo:padding-bottom="0cm" fo:border="0.5pt solid #00000a"/>
    </style:style>
    <style:style style:name="表格5.F3" style:family="table-cell">
      <style:table-cell-properties style:vertical-align="middle" fo:padding-left="0.191cm" fo:padding-right="0.191cm" fo:padding-top="0cm" fo:padding-bottom="0cm" fo:border-left="0.5pt solid #00000a" fo:border-right="1.5pt solid #00000a" fo:border-top="0.5pt solid #00000a" fo:border-bottom="0.5pt solid #00000a"/>
    </style:style>
    <style:style style:name="表格5.5" style:family="table-row">
      <style:table-row-properties style:min-row-height="3.216cm" fo:keep-together="auto"/>
    </style:style>
    <style:style style:name="表格5.A5" style:family="table-cell">
      <style:table-cell-properties style:vertical-align="middle" fo:padding-left="0.191cm" fo:padding-right="0.191cm" fo:padding-top="0cm" fo:padding-bottom="0cm" fo:border-left="1.5pt solid #00000a" fo:border-right="0.5pt solid #00000a" fo:border-top="0.5pt solid #00000a" fo:border-bottom="2.25pt solid #00000a"/>
    </style:style>
    <style:style style:name="表格5.B5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2.25pt solid #00000a"/>
    </style:style>
    <style:style style:name="表格5.F5" style:family="table-cell">
      <style:table-cell-properties style:vertical-align="middle" fo:padding-left="0.191cm" fo:padding-right="0.191cm" fo:padding-top="0cm" fo:padding-bottom="0cm" fo:border-left="0.5pt solid #00000a" fo:border-right="1.5pt solid #00000a" fo:border-top="0.5pt solid #00000a" fo:border-bottom="2.25pt solid #00000a"/>
    </style:style>
    <style:style style:name="表格5.A6" style:family="table-cell">
      <style:table-cell-properties style:vertical-align="middle" fo:padding-left="0.191cm" fo:padding-right="0.191cm" fo:padding-top="0cm" fo:padding-bottom="0cm" fo:border-left="2.25pt solid #00000a" fo:border-right="2.25pt solid #00000a" fo:border-top="2.25pt solid #00000a" fo:border-bottom="0.5pt solid #00000a"/>
    </style:style>
    <style:style style:name="表格5.7" style:family="table-row">
      <style:table-row-properties style:min-row-height="2.782cm" fo:keep-together="auto"/>
    </style:style>
    <style:style style:name="表格5.A7" style:family="table-cell">
      <style:table-cell-properties style:vertical-align="middle" fo:padding-left="0.191cm" fo:padding-right="0.191cm" fo:padding-top="0cm" fo:padding-bottom="0cm" fo:border-left="2.25pt solid #00000a" fo:border-right="0.5pt solid #00000a" fo:border-top="0.5pt solid #00000a" fo:border-bottom="0.5pt solid #00000a"/>
    </style:style>
    <style:style style:name="表格5.B7" style:family="table-cell">
      <style:table-cell-properties fo:padding-left="0.191cm" fo:padding-right="0.191cm" fo:padding-top="0cm" fo:padding-bottom="0cm" fo:border="0.5pt solid #00000a"/>
    </style:style>
    <style:style style:name="表格5.D7" style:family="table-cell">
      <style:table-cell-properties style:vertical-align="middle" fo:padding-left="0.191cm" fo:padding-right="0.191cm" fo:padding-top="0cm" fo:padding-bottom="0cm" fo:border-left="0.5pt solid #00000a" fo:border-right="2.25pt solid #00000a" fo:border-top="0.5pt solid #00000a" fo:border-bottom="0.5pt solid #00000a"/>
    </style:style>
    <style:style style:name="表格5.A10" style:family="table-cell">
      <style:table-cell-properties style:vertical-align="middle" fo:padding-left="0.191cm" fo:padding-right="0.191cm" fo:padding-top="0cm" fo:padding-bottom="0cm" fo:border-left="2.25pt solid #00000a" fo:border-right="0.5pt solid #00000a" fo:border-top="0.5pt solid #00000a" fo:border-bottom="2.25pt solid #00000a"/>
    </style:style>
    <style:style style:name="表格5.D10" style:family="table-cell">
      <style:table-cell-properties style:vertical-align="middle" fo:padding-left="0.191cm" fo:padding-right="0.191cm" fo:padding-top="0cm" fo:padding-bottom="0cm" fo:border-left="0.5pt solid #00000a" fo:border-right="2.25pt solid #00000a" fo:border-top="0.5pt solid #00000a" fo:border-bottom="2.25pt solid #00000a"/>
    </style:style>
    <style:style style:name="表格5.11" style:family="table-row">
      <style:table-row-properties style:min-row-height="2.265cm" fo:keep-together="auto"/>
    </style:style>
    <style:style style:name="表格5.A11" style:family="table-cell">
      <style:table-cell-properties style:vertical-align="middle" fo:padding-left="0.191cm" fo:padding-right="0.191cm" fo:padding-top="0cm" fo:padding-bottom="0cm" fo:border-left="1.5pt solid #00000a" fo:border-right="0.5pt solid #00000a" fo:border-top="2.25pt solid #00000a" fo:border-bottom="1.5pt solid #00000a"/>
    </style:style>
    <style:style style:name="表格5.B1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2.25pt solid #00000a" fo:border-bottom="1.5pt solid #00000a"/>
    </style:style>
    <style:style style:name="表格5.D11" style:family="table-cell">
      <style:table-cell-properties style:vertical-align="middle" fo:padding-left="0.191cm" fo:padding-right="0.191cm" fo:padding-top="0cm" fo:padding-bottom="0cm" fo:border-left="0.5pt solid #00000a" fo:border-right="1.5pt solid #00000a" fo:border-top="2.25pt solid #00000a" fo:border-bottom="1.5pt solid #00000a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新細明體"/>
    </style:style>
    <style:style style:name="P4" style:family="paragraph" style:parent-style-name="Standard">
      <style:paragraph-properties>
        <style:tab-stops>
          <style:tab-stop style:position="9.793cm"/>
          <style:tab-stop style:position="10.111cm"/>
        </style:tab-stops>
      </style:paragraph-properties>
      <style:text-properties style:font-name="新細明體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新細明體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93cm"/>
          <style:tab-stop style:position="10.111cm"/>
        </style:tab-stops>
      </style:paragraph-properties>
      <style:text-properties style:font-name="新細明體"/>
    </style:style>
    <style:style style:name="P7" style:family="paragraph" style:parent-style-name="Standard">
      <style:paragraph-properties fo:orphans="2" fo:widows="2"/>
      <style:text-properties style:font-name="新細明體"/>
    </style:style>
    <style:style style:name="P8" style:family="paragraph" style:parent-style-name="Standard">
      <style:paragraph-properties>
        <style:tab-stops>
          <style:tab-stop style:position="1.402cm"/>
        </style:tab-stops>
      </style:paragraph-properties>
      <style:text-properties style:font-name="新細明體"/>
    </style:style>
    <style:style style:name="P9" style:family="paragraph" style:parent-style-name="Standard">
      <style:paragraph-properties fo:line-height="0.423cm" fo:text-align="center" style:justify-single-word="false"/>
      <style:text-properties style:font-name="新細明體" fo:font-size="11pt" style:letter-kerning="false" style:font-size-asian="11pt" style:font-name-complex="新細明體1" style:font-size-complex="11pt"/>
    </style:style>
    <style:style style:name="P10" style:family="paragraph" style:parent-style-name="Standard">
      <style:paragraph-properties fo:line-height="0.423cm" fo:text-align="center" style:justify-single-word="false" fo:orphans="2" fo:widows="2"/>
      <style:text-properties style:font-name="新細明體" fo:font-size="11pt" style:letter-kerning="false" style:font-size-asian="11pt" style:font-name-complex="新細明體1" style:font-size-complex="11pt"/>
    </style:style>
    <style:style style:name="P11" style:family="paragraph" style:parent-style-name="Standard">
      <style:paragraph-properties fo:line-height="0.423cm" fo:orphans="2" fo:widows="2"/>
      <style:text-properties style:font-name="新細明體" fo:font-size="11pt" style:letter-kerning="false" style:font-size-asian="11pt" style:font-name-complex="新細明體1" style:font-size-complex="11pt"/>
    </style:style>
    <style:style style:name="P12" style:family="paragraph" style:parent-style-name="Standard">
      <style:paragraph-properties fo:line-height="0.423cm" fo:orphans="2" fo:widows="2"/>
      <style:text-properties style:font-name="新細明體" fo:font-size="11pt" fo:letter-spacing="-0.018cm" style:letter-kerning="false" style:font-size-asian="11pt" style:font-name-complex="新細明體1" style:font-size-complex="11pt"/>
    </style:style>
    <style:style style:name="P13" style:family="paragraph" style:parent-style-name="Standard">
      <style:paragraph-properties fo:line-height="0.423cm" fo:text-align="center" style:justify-single-word="false" fo:orphans="2" fo:widows="2"/>
      <style:text-properties style:font-name="新細明體" fo:font-size="11pt" fo:letter-spacing="-0.018cm" style:letter-kerning="false" style:font-size-asian="11pt" style:font-name-complex="新細明體1" style:font-size-complex="11pt"/>
    </style:style>
    <style:style style:name="P14" style:family="paragraph" style:parent-style-name="Standard">
      <style:text-properties style:font-name="新細明體" fo:font-size="11pt" style:font-size-asian="11pt" style:font-size-complex="11pt"/>
    </style:style>
    <style:style style:name="P15" style:family="paragraph" style:parent-style-name="Standard">
      <style:paragraph-properties fo:line-height="0.423cm" fo:orphans="2" fo:widows="2"/>
      <style:text-properties style:font-name="新細明體" fo:font-size="10pt" style:letter-kerning="false" style:font-size-asian="10pt" style:font-name-complex="新細明體1" style:font-size-complex="10pt"/>
    </style:style>
    <style:style style:name="P16" style:family="paragraph" style:parent-style-name="Standard">
      <style:paragraph-properties fo:line-height="0.423cm"/>
      <style:text-properties style:font-name="新細明體" fo:font-weight="bold" style:font-weight-asian="bold" style:font-weight-complex="bold"/>
    </style:style>
    <style:style style:name="P17" style:family="paragraph" style:parent-style-name="Standard">
      <style:paragraph-properties fo:line-height="0.423cm"/>
      <style:text-properties style:font-name="新細明體"/>
    </style:style>
    <style:style style:name="P18" style:family="paragraph" style:parent-style-name="Standard">
      <style:paragraph-properties>
        <style:tab-stops>
          <style:tab-stop style:position="0.353cm"/>
        </style:tab-stops>
      </style:paragraph-properties>
      <style:text-properties style:font-name="新細明體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新細明體" fo:font-size="14pt" style:font-size-asian="14pt" style:font-size-complex="14pt"/>
    </style:style>
    <style:style style:name="P20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新細明體" fo:font-size="14pt" style:font-size-asian="14pt" style:font-size-complex="14pt"/>
    </style:style>
    <style:style style:name="P21" style:family="paragraph" style:parent-style-name="Standard">
      <style:paragraph-properties>
        <style:tab-stops>
          <style:tab-stop style:position="9.793cm"/>
          <style:tab-stop style:position="10.111cm"/>
        </style:tab-stops>
      </style:paragraph-properties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>
        <style:tab-stops>
          <style:tab-stop style:position="9.793cm"/>
          <style:tab-stop style:position="10.111cm"/>
        </style:tab-stops>
      </style:paragraph-properties>
    </style:style>
    <style:style style:name="P24" style:family="paragraph" style:parent-style-name="Standard">
      <style:paragraph-properties fo:line-height="0.423cm" fo:text-align="center" style:justify-single-word="false"/>
    </style:style>
    <style:style style:name="P25" style:family="paragraph" style:parent-style-name="Standard">
      <style:paragraph-properties fo:line-height="0.423cm" fo:text-align="center" style:justify-single-word="false" fo:orphans="2" fo:widows="2"/>
    </style:style>
    <style:style style:name="P26" style:family="paragraph" style:parent-style-name="Standard">
      <style:paragraph-properties fo:line-height="0.423cm" fo:orphans="2" fo:widows="2"/>
    </style:style>
    <style:style style:name="P27" style:family="paragraph" style:parent-style-name="Standard">
      <style:paragraph-properties fo:line-height="1.588cm" fo:text-align="center" style:justify-single-word="false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line-height="0.847cm"/>
    </style:style>
    <style:style style:name="P30" style:family="paragraph" style:parent-style-name="Standard">
      <style:paragraph-properties fo:line-height="0.847cm">
        <style:tab-stops>
          <style:tab-stop style:position="1.905cm"/>
          <style:tab-stop style:position="9.843cm"/>
        </style:tab-stops>
      </style:paragraph-properties>
    </style:style>
    <style:style style:name="P31" style:family="paragraph" style:parent-style-name="Standard">
      <style:paragraph-properties fo:line-height="0.847cm" fo:text-align="justify" style:justify-single-word="false"/>
    </style:style>
    <style:style style:name="P32" style:family="paragraph" style:parent-style-name="Standard">
      <style:paragraph-properties fo:line-height="0.847cm" fo:text-align="justify" style:justify-single-word="false">
        <style:tab-stops>
          <style:tab-stop style:position="9.843cm"/>
        </style:tab-stops>
      </style:paragraph-properties>
    </style:style>
    <style:style style:name="P33" style:family="paragraph" style:parent-style-name="Standard">
      <style:paragraph-properties fo:line-height="0.564cm"/>
    </style:style>
    <style:style style:name="P34" style:family="paragraph" style:parent-style-name="Standard">
      <style:paragraph-properties fo:line-height="0.847cm" fo:text-align="justify" style:justify-single-word="false"/>
      <style:text-properties style:font-name="標楷體" fo:font-size="18pt" style:font-name-asian="標楷體1" style:font-size-asian="18pt" style:font-size-complex="18pt"/>
    </style:style>
    <style:style style:name="P35" style:family="paragraph" style:parent-style-name="Standard">
      <style:paragraph-properties fo:text-align="center" style:justify-single-word="false"/>
      <style:text-properties style:font-name="標楷體" style:font-name-asian="標楷體1"/>
    </style:style>
    <style:style style:name="P36" style:family="paragraph" style:parent-style-name="Standard">
      <style:paragraph-properties fo:text-align="justify" style:justify-single-word="false"/>
      <style:text-properties style:font-name="標楷體" style:font-name-asian="標楷體1"/>
    </style:style>
    <style:style style:name="P37" style:family="paragraph" style:parent-style-name="Standard">
      <style:paragraph-properties fo:text-align="center" style:justify-single-word="false"/>
      <style:text-properties style:font-name="標楷體" fo:font-size="14pt" style:font-name-asian="標楷體1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ff0000" style:font-name="標楷體" style:font-name-asian="標楷體1"/>
    </style:style>
    <style:style style:name="P39" style:family="paragraph" style:parent-style-name="Standard">
      <style:paragraph-properties fo:line-height="1.058cm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paragraph-properties fo:line-height="0.706cm"/>
    </style:style>
    <style:style style:name="P42" style:family="paragraph" style:parent-style-name="Standard">
      <style:paragraph-properties fo:text-align="center" style:justify-single-word="false"/>
      <style:text-properties fo:color="#999999" style:font-name="標楷體" fo:font-size="14pt" style:font-name-asian="標楷體1" style:font-size-asian="14pt" style:font-size-complex="14pt"/>
    </style:style>
    <style:style style:name="P43" style:family="paragraph" style:parent-style-name="Standard">
      <style:paragraph-properties fo:margin-left="0cm" fo:margin-right="0cm" fo:text-indent="2.976cm" style:auto-text-indent="false"/>
    </style:style>
    <style:style style:name="P44" style:family="paragraph" style:parent-style-name="Standard">
      <style:paragraph-properties fo:margin-left="0cm" fo:margin-right="0.039cm" fo:text-indent="0cm" style:auto-text-indent="false"/>
    </style:style>
    <style:style style:name="P45" style:family="paragraph" style:parent-style-name="Standard">
      <style:paragraph-properties fo:margin-left="0cm" fo:margin-right="0.039cm" fo:text-align="justify" style:justify-single-word="false" fo:text-indent="0cm" style:auto-text-indent="false"/>
    </style:style>
    <style:style style:name="P46" style:family="paragraph" style:parent-style-name="Standard">
      <style:paragraph-properties fo:margin-left="0.012cm" fo:margin-right="0cm" fo:text-align="center" style:justify-single-word="false" fo:text-indent="-0.088cm" style:auto-text-indent="false"/>
    </style:style>
    <style:style style:name="P47" style:family="paragraph" style:parent-style-name="Standard">
      <style:paragraph-properties fo:margin-left="0cm" fo:margin-right="0cm" fo:line-height="0.423cm" fo:orphans="2" fo:widows="2" fo:text-indent="1.94cm" style:auto-text-indent="false"/>
    </style:style>
    <style:style style:name="P48" style:family="paragraph" style:parent-style-name="Standard">
      <style:paragraph-properties fo:margin-left="0cm" fo:margin-right="0cm" fo:margin-top="0.212cm" fo:margin-bottom="0cm" loext:contextual-spacing="false" fo:line-height="0.423cm" fo:text-align="justify" style:justify-single-word="false" fo:text-indent="0.194cm" style:auto-text-indent="false"/>
    </style:style>
    <style:style style:name="P49" style:family="paragraph" style:parent-style-name="Standard">
      <style:paragraph-properties fo:margin-left="0cm" fo:margin-right="0cm" fo:margin-top="0.212cm" fo:margin-bottom="0cm" loext:contextual-spacing="false" fo:line-height="0.423cm" fo:text-align="justify" style:justify-single-word="false" fo:orphans="2" fo:widows="2" fo:text-indent="0.194cm" style:auto-text-indent="false"/>
    </style:style>
    <style:style style:name="P50" style:family="paragraph" style:parent-style-name="Standard">
      <style:paragraph-properties fo:margin-left="0cm" fo:margin-right="0cm" fo:line-height="0.423cm" fo:text-align="justify" style:justify-single-word="false" fo:orphans="2" fo:widows="2" fo:text-indent="0.388cm" style:auto-text-indent="false"/>
    </style:style>
    <style:style style:name="P51" style:family="paragraph" style:parent-style-name="Standard">
      <style:paragraph-properties fo:margin-left="0.776cm" fo:margin-right="0cm" fo:text-indent="-0.776cm" style:auto-text-indent="false"/>
    </style:style>
    <style:style style:name="P52" style:family="paragraph" style:parent-style-name="Standard">
      <style:paragraph-properties fo:margin-left="0.501cm" fo:margin-right="0cm" fo:text-indent="-0.501cm" style:auto-text-indent="false"/>
    </style:style>
    <style:style style:name="P53" style:family="paragraph" style:parent-style-name="Standard">
      <style:paragraph-properties fo:margin-top="0.212cm" fo:margin-bottom="0cm" loext:contextual-spacing="false"/>
    </style:style>
    <style:style style:name="P54" style:family="paragraph" style:parent-style-name="Standard">
      <style:paragraph-properties fo:margin-left="0.314cm" fo:margin-right="0cm" fo:text-indent="-0.314cm" style:auto-text-indent="false"/>
    </style:style>
    <style:style style:name="P55" style:family="paragraph" style:parent-style-name="Standard">
      <style:paragraph-properties fo:padding="0cm" fo:border="none"/>
    </style:style>
    <style:style style:name="P56" style:family="paragraph" style:parent-style-name="Standard">
      <style:paragraph-properties fo:margin-top="0.212cm" fo:margin-bottom="0.212cm" loext:contextual-spacing="false"/>
    </style:style>
    <style:style style:name="P57" style:family="paragraph" style:parent-style-name="Standard">
      <style:paragraph-properties fo:margin-top="0.212cm" fo:margin-bottom="0.212cm" loext:contextual-spacing="false" fo:text-align="start" style:justify-single-word="false"/>
    </style:style>
    <style:style style:name="P58" style:family="paragraph" style:parent-style-name="Standard">
      <style:paragraph-properties fo:margin-left="0cm" fo:margin-right="0cm" fo:text-indent="2.752cm" style:auto-text-indent="false"/>
    </style:style>
    <style:style style:name="P59" style:family="paragraph" style:parent-style-name="Standard">
      <style:paragraph-properties fo:margin-left="0cm" fo:margin-right="0cm" fo:text-indent="2.223cm" style:auto-text-indent="false"/>
    </style:style>
    <style:style style:name="P60" style:family="paragraph" style:parent-style-name="Standard" style:list-style-name="WWNum20">
      <style:paragraph-properties fo:margin-left="0.423cm" fo:margin-right="0cm" fo:text-indent="2.223cm" style:auto-text-indent="false"/>
    </style:style>
    <style:style style:name="P61" style:family="paragraph" style:parent-style-name="Standard">
      <style:paragraph-properties fo:text-align="center" style:justify-single-word="false" fo:break-before="page"/>
    </style:style>
    <style:style style:name="P62" style:family="paragraph" style:parent-style-name="Standard">
      <style:paragraph-properties fo:margin-left="0cm" fo:margin-right="0cm" fo:line-height="0.635cm" fo:text-indent="1.693cm" style:auto-text-indent="false">
        <style:tab-stops>
          <style:tab-stop style:position="1.905cm"/>
        </style:tab-stops>
      </style:paragraph-properties>
    </style:style>
    <style:style style:name="P63" style:family="paragraph" style:parent-style-name="Standard">
      <style:paragraph-properties fo:margin-left="0cm" fo:margin-right="0cm" fo:line-height="0.847cm" fo:text-align="justify" style:justify-single-word="false" fo:text-indent="8.89cm" style:auto-text-indent="false"/>
    </style:style>
    <style:style style:name="P64" style:family="paragraph" style:parent-style-name="Standard">
      <style:paragraph-properties fo:margin-left="0cm" fo:margin-right="0cm" fo:line-height="0.847cm" fo:text-indent="0.635cm" style:auto-text-indent="false"/>
      <style:text-properties fo:color="#ff0000" style:font-name="標楷體" fo:font-size="18pt" fo:font-weight="bold" style:font-name-asian="標楷體1" style:font-size-asian="18pt" style:font-weight-asian="bold" style:font-weight-complex="bold"/>
    </style:style>
    <style:style style:name="P65" style:family="paragraph" style:parent-style-name="Standard">
      <style:paragraph-properties fo:margin-left="0cm" fo:margin-right="0cm" fo:line-height="0.847cm" fo:text-indent="0.635cm" style:auto-text-indent="false"/>
    </style:style>
    <style:style style:name="P66" style:family="paragraph" style:parent-style-name="Standard">
      <style:paragraph-properties fo:margin-left="0.423cm" fo:margin-right="0cm" fo:line-height="0.706cm" fo:text-indent="-0.212cm" style:auto-text-indent="false"/>
    </style:style>
    <style:style style:name="P67" style:family="paragraph" style:parent-style-name="Standard">
      <style:paragraph-properties fo:margin-left="1.868cm" fo:margin-right="0cm" fo:line-height="0.564cm" fo:text-indent="-1.411cm" style:auto-text-indent="false"/>
      <style:text-properties style:font-name="標楷體" fo:font-size="20pt" style:font-name-asian="標楷體1" style:font-size-asian="20pt"/>
    </style:style>
    <style:style style:name="P68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6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0" style:family="paragraph" style:parent-style-name="Standard">
      <style:paragraph-properties fo:margin-left="0cm" fo:margin-right="0cm" fo:line-height="0.459cm" fo:text-indent="4.022cm" style:auto-text-indent="false"/>
    </style:style>
    <style:style style:name="P71" style:family="paragraph" style:parent-style-name="Standard">
      <style:paragraph-properties fo:margin-left="0cm" fo:margin-right="0cm" fo:text-indent="4.022cm" style:auto-text-indent="false"/>
      <style:text-properties style:font-name="標楷體" style:font-name-asian="標楷體1"/>
    </style:style>
    <style:style style:name="P72" style:family="paragraph" style:parent-style-name="Standard">
      <style:paragraph-properties fo:margin-left="0cm" fo:margin-right="0cm" fo:line-height="0.459cm" fo:text-indent="3.81cm" style:auto-text-indent="false"/>
      <style:text-properties style:font-name="標楷體" style:font-name-asian="標楷體1"/>
    </style:style>
    <style:style style:name="P73" style:family="paragraph" style:parent-style-name="Standard">
      <style:paragraph-properties fo:margin-left="0cm" fo:margin-right="0cm" fo:line-height="0.459cm" fo:text-indent="4.445cm" style:auto-text-indent="false"/>
    </style:style>
    <style:style style:name="P74" style:family="paragraph" style:parent-style-name="Standard">
      <style:paragraph-properties fo:margin-left="0cm" fo:margin-right="0cm" fo:line-height="0.459cm" fo:text-indent="4.233cm" style:auto-text-indent="false"/>
      <style:text-properties style:font-name="標楷體" style:font-name-asian="標楷體1"/>
    </style:style>
    <style:style style:name="P75" style:family="paragraph" style:parent-style-name="Standard">
      <style:paragraph-properties fo:margin-left="0cm" fo:margin-right="0cm" fo:text-indent="1.058cm" style:auto-text-indent="false"/>
    </style:style>
    <style:style style:name="P76" style:family="paragraph" style:parent-style-name="Standard">
      <style:paragraph-properties fo:margin-left="0cm" fo:margin-right="0cm" fo:text-align="center" style:justify-single-word="false" fo:text-indent="1.058cm" style:auto-text-indent="false"/>
    </style:style>
    <style:style style:name="P77" style:family="paragraph" style:parent-style-name="Standard">
      <style:paragraph-properties fo:margin-left="0cm" fo:margin-right="0cm" fo:text-indent="1.272cm" style:auto-text-indent="false"/>
    </style:style>
    <style:style style:name="P78" style:family="paragraph" style:parent-style-name="Heading_20_2">
      <style:paragraph-properties fo:margin-left="0.012cm" fo:margin-right="0.039cm" fo:text-align="center" style:justify-single-word="false" fo:text-indent="-0.088cm" style:auto-text-indent="false"/>
    </style:style>
    <style:style style:name="P79" style:family="paragraph" style:parent-style-name="Frame_20_contents">
      <style:text-properties style:use-window-font-color="true"/>
    </style:style>
    <style:style style:name="P80" style:family="paragraph" style:parent-style-name="Heading_20_9">
      <style:paragraph-properties fo:text-align="center" style:justify-single-word="false"/>
    </style:style>
    <style:style style:name="P81" style:family="paragraph" style:parent-style-name="Footer">
      <style:paragraph-properties fo:padding="0cm" fo:border="none"/>
    </style:style>
    <style:style style:name="P82" style:family="paragraph" style:parent-style-name="annotation_20_text">
      <style:paragraph-properties fo:margin-top="0.212cm" fo:margin-bottom="0.212cm" loext:contextual-spacing="false"/>
    </style:style>
    <style:style style:name="P83" style:family="paragraph" style:parent-style-name="Heading_20_7">
      <style:paragraph-properties fo:margin-left="0.012cm" fo:margin-right="0cm" fo:text-align="center" style:justify-single-word="false" fo:text-indent="-0.088cm" style:auto-text-indent="false"/>
    </style:style>
    <style:style style:name="P84" style:family="paragraph" style:parent-style-name="Heading_20_7">
      <style:paragraph-properties fo:margin-left="0.012cm" fo:margin-right="0cm" fo:text-align="center" style:justify-single-word="false" fo:text-indent="-0.088cm" style:auto-text-indent="false">
        <style:tab-stops>
          <style:tab-stop style:position="9.793cm"/>
          <style:tab-stop style:position="10.111cm"/>
        </style:tab-stops>
      </style:paragraph-properties>
    </style:style>
    <style:style style:name="P85" style:family="paragraph" style:parent-style-name="Heading_20_7">
      <style:paragraph-properties fo:margin-left="0cm" fo:margin-right="0cm" fo:text-align="center" style:justify-single-word="false" fo:text-indent="-0.076cm" style:auto-text-indent="false">
        <style:tab-stops>
          <style:tab-stop style:position="9.793cm"/>
          <style:tab-stop style:position="10.111cm"/>
        </style:tab-stops>
      </style:paragraph-properties>
    </style:style>
    <style:style style:name="P86" style:family="paragraph" style:parent-style-name="Heading_20_8">
      <style:paragraph-properties fo:margin-left="0cm" fo:margin-right="0cm" fo:text-align="center" style:justify-single-word="false" fo:text-indent="-0.076cm" style:auto-text-indent="false"/>
    </style:style>
    <style:style style:name="P87" style:family="paragraph" style:parent-style-name="Heading_20_6">
      <style:paragraph-properties fo:margin-left="0.012cm" fo:margin-right="0cm" fo:text-align="center" style:justify-single-word="false" fo:text-indent="-0.088cm" style:auto-text-indent="false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P8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新細明體"/>
    </style:style>
    <style:style style:name="T2" style:family="text">
      <style:text-properties style:font-name="新細明體" fo:font-size="20pt" fo:font-weight="bold" style:font-size-asian="20pt" style:font-weight-asian="bold" style:font-size-complex="20pt"/>
    </style:style>
    <style:style style:name="T3" style:family="text">
      <style:text-properties style:font-name="新細明體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新細明體" fo:font-size="18pt" fo:font-weight="bold" style:font-size-asian="18pt" style:font-weight-asian="bold" style:font-size-complex="18pt"/>
    </style:style>
    <style:style style:name="T5" style:family="text">
      <style:text-properties style:font-name="新細明體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新細明體" fo:font-size="28pt" fo:font-weight="bold" style:font-size-asian="28pt" style:font-weight-asian="bold" style:font-size-complex="28pt" style:font-weight-complex="bold" style:text-combine="lines"/>
    </style:style>
    <style:style style:name="T7" style:family="text">
      <style:text-properties style:font-name="新細明體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新細明體" fo:font-size="10pt" style:font-size-asian="10pt"/>
    </style:style>
    <style:style style:name="T9" style:family="text">
      <style:text-properties style:font-name="新細明體" fo:font-size="10pt" style:letter-kerning="false" style:font-size-asian="10pt" style:font-name-complex="新細明體1" style:font-size-complex="10pt"/>
    </style:style>
    <style:style style:name="T10" style:family="text">
      <style:text-properties style:font-name="新細明體" fo:font-weight="bold" style:font-weight-asian="bold" style:font-weight-complex="bold"/>
    </style:style>
    <style:style style:name="T11" style:family="text">
      <style:text-properties style:font-name="新細明體" fo:font-size="14pt" fo:font-weight="normal" style:font-name-asian="新細明體1" style:font-size-asian="14pt" style:font-weight-asian="normal" style:font-size-complex="14pt" style:font-weight-complex="bold"/>
    </style:style>
    <style:style style:name="T12" style:family="text">
      <style:text-properties style:font-name="新細明體" fo:font-size="14pt" style:font-size-asian="14pt" style:font-size-complex="14pt"/>
    </style:style>
    <style:style style:name="T13" style:family="text">
      <style:text-properties style:font-name="新細明體" fo:font-size="11pt" fo:font-weight="bold" style:font-size-asian="11pt" style:font-weight-asian="bold" style:font-size-complex="11pt"/>
    </style:style>
    <style:style style:name="T14" style:family="text">
      <style:text-properties style:font-name="新細明體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新細明體" fo:font-size="11pt" fo:font-weight="bold" style:letter-kerning="false" style:font-size-asian="11pt" style:font-weight-asian="bold" style:font-name-complex="新細明體1" style:font-size-complex="11pt"/>
    </style:style>
    <style:style style:name="T16" style:family="text">
      <style:text-properties style:font-name="新細明體" fo:font-size="11pt" style:letter-kerning="false" style:font-size-asian="11pt" style:font-name-complex="新細明體1" style:font-size-complex="11pt"/>
    </style:style>
    <style:style style:name="T17" style:family="text">
      <style:text-properties style:font-name="新細明體" fo:font-size="11pt" fo:letter-spacing="-0.018cm" style:letter-kerning="false" style:font-size-asian="11pt" style:font-name-complex="新細明體1" style:font-size-complex="11pt"/>
    </style:style>
    <style:style style:name="T18" style:family="text">
      <style:text-properties style:font-name="新細明體" fo:font-size="11pt" fo:letter-spacing="-0.007cm" style:letter-kerning="false" style:font-size-asian="11pt" style:font-name-complex="新細明體1" style:font-size-complex="11pt"/>
    </style:style>
    <style:style style:name="T19" style:family="text">
      <style:text-properties style:font-name="新細明體" fo:font-size="11pt" style:font-size-asian="11pt" style:font-size-complex="11pt"/>
    </style:style>
    <style:style style:name="T20" style:family="text">
      <style:text-properties style:font-name="新細明體" fo:font-size="11pt" style:font-size-asian="11pt" style:font-size-complex="11pt" style:font-weight-complex="bold"/>
    </style:style>
    <style:style style:name="T21" style:family="text">
      <style:text-properties style:font-name="新細明體" fo:font-size="11pt" style:text-underline-style="none" style:font-size-asian="11pt" style:font-size-complex="11pt" style:font-weight-complex="bold"/>
    </style:style>
    <style:style style:name="T22" style:family="text">
      <style:text-properties style:font-name="新細明體" fo:font-size="9pt" style:letter-kerning="false" style:font-size-asian="9pt" style:font-name-complex="新細明體1" style:font-size-complex="9pt"/>
    </style:style>
    <style:style style:name="T23" style:family="text">
      <style:text-properties style:font-name="新細明體" fo:font-size="8pt" style:letter-kerning="false" style:font-size-asian="8pt" style:font-name-complex="新細明體1" style:font-size-complex="8pt"/>
    </style:style>
    <style:style style:name="T24" style:family="text">
      <style:text-properties style:font-name="新細明體" fo:font-size="26pt" fo:font-weight="bold" style:font-size-asian="26pt" style:font-weight-asian="bold" style:font-size-complex="26pt" style:font-weight-complex="bold"/>
    </style:style>
    <style:style style:name="T25" style:family="text">
      <style:text-properties style:font-name="新細明體" fo:font-size="26pt" fo:font-weight="bold" style:font-size-asian="26pt" style:font-weight-asian="bold" style:font-size-complex="26pt" style:font-weight-complex="bold" style:text-combine="lines"/>
    </style:style>
    <style:style style:name="T26" style:family="text">
      <style:text-properties style:font-name="新細明體" fo:font-size="16pt" style:font-size-asian="16pt" style:font-size-complex="16pt" style:font-weight-complex="bold"/>
    </style:style>
    <style:style style:name="T27" style:family="text">
      <style:text-properties fo:color="#ff0000" style:font-name="新細明體" style:text-underline-style="wave" style:text-underline-width="bold" style:text-underline-color="#ff0000"/>
    </style:style>
    <style:style style:name="T28" style:family="text">
      <style:text-properties fo:color="#ff0000" style:font-name="新細明體" fo:font-size="11pt" fo:font-weight="bold" style:font-size-asian="11pt" style:font-weight-asian="bold" style:font-size-complex="11pt"/>
    </style:style>
    <style:style style:name="T29" style:family="text">
      <style:text-properties fo:color="#ff0000" style:font-name="新細明體" fo:font-size="11pt" style:letter-kerning="false" style:font-size-asian="11pt" style:font-name-complex="新細明體1" style:font-size-complex="11pt"/>
    </style:style>
    <style:style style:name="T30" style:family="text">
      <style:text-properties fo:color="#ff0000" style:font-name="標楷體" fo:font-size="11pt" style:text-underline-style="none" style:font-size-asian="11pt" style:font-size-complex="11pt"/>
    </style:style>
    <style:style style:name="T31" style:family="text">
      <style:text-properties fo:color="#ff0000" style:font-name="標楷體" fo:font-size="14pt" style:font-name-asian="標楷體1" style:font-size-asian="14pt" style:font-size-complex="14pt"/>
    </style:style>
    <style:style style:name="T32" style:family="text">
      <style:text-properties fo:color="#ff0000" style:font-name="標楷體" fo:font-size="18pt" fo:font-weight="bold" style:font-name-asian="標楷體1" style:font-size-asian="18pt" style:font-weight-asian="bold" style:font-weight-complex="bold"/>
    </style:style>
    <style:style style:name="T33" style:family="text">
      <style:text-properties fo:color="#ff0000"/>
    </style:style>
    <style:style style:name="T34" style:family="text">
      <style:text-properties style:font-name="Times New Roman" style:font-name-asian="新細明體1" style:font-weight-complex="bold"/>
    </style:style>
    <style:style style:name="T35" style:family="text">
      <style:text-properties style:font-name-asian="新細明體1" style:font-weight-complex="bold"/>
    </style:style>
    <style:style style:name="T36" style:family="text">
      <style:text-properties fo:font-size="12pt" fo:font-weight="normal" style:font-name-asian="新細明體1" style:font-size-asian="12pt" style:font-weight-asian="normal"/>
    </style:style>
    <style:style style:name="T37" style:family="text">
      <style:text-properties fo:font-size="12pt" fo:font-weight="normal" style:font-name-asian="新細明體1" style:font-size-asian="12pt" style:font-weight-asian="normal" style:font-weight-complex="normal"/>
    </style:style>
    <style:style style:name="T38" style:family="text">
      <style:text-properties fo:font-size="14pt" fo:font-weight="bold" style:font-size-asian="14pt" style:font-weight-asian="bold" style:font-weight-complex="bold"/>
    </style:style>
    <style:style style:name="T39" style:family="text">
      <style:text-properties fo:font-size="14pt" fo:font-weight="normal" style:font-name-asian="新細明體1" style:font-size-asian="14pt" style:font-weight-asian="normal" style:font-size-complex="14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標楷體" fo:font-size="11pt" style:letter-kerning="false" style:font-name-asian="標楷體1" style:font-size-asian="11pt" style:font-name-complex="新細明體1" style:font-size-complex="11pt"/>
    </style:style>
    <style:style style:name="T42" style:family="text">
      <style:text-properties style:font-name="標楷體" fo:font-size="11pt" style:text-underline-style="none" style:font-size-asian="11pt" style:font-size-complex="11pt"/>
    </style:style>
    <style:style style:name="T43" style:family="text">
      <style:text-properties style:font-name="標楷體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標楷體" fo:font-size="11pt" style:font-size-asian="11pt" style:font-size-complex="11pt"/>
    </style:style>
    <style:style style:name="T45" style:family="text">
      <style:text-properties style:font-name="標楷體" fo:font-size="11pt" style:font-size-asian="11pt" style:font-size-complex="11pt" style:font-weight-complex="bold"/>
    </style:style>
    <style:style style:name="T46" style:family="text">
      <style:text-properties style:font-name="標楷體" fo:font-size="11pt" style:font-name-asian="標楷體1" style:font-size-asian="11pt" style:font-size-complex="11pt"/>
    </style:style>
    <style:style style:name="T47" style:family="text">
      <style:text-properties style:font-name="標楷體" fo:font-size="32pt" fo:font-weight="bold" style:font-name-asian="標楷體1" style:font-size-asian="32pt" style:font-weight-asian="bold" style:font-size-complex="32pt" style:font-weight-complex="bold"/>
    </style:style>
    <style:style style:name="T48" style:family="text">
      <style:text-properties style:font-name="標楷體" fo:font-size="16pt" fo:font-weight="bold" style:font-name-asian="標楷體1" style:font-size-asian="16pt" style:font-weight-asian="bold" style:font-size-complex="16pt"/>
    </style:style>
    <style:style style:name="T49" style:family="text">
      <style:text-properties style:font-name="標楷體" fo:font-size="16pt" style:font-name-asian="標楷體1" style:font-size-asian="16pt" style:font-size-complex="16pt" style:font-weight-complex="bold"/>
    </style:style>
    <style:style style:name="T50" style:family="text">
      <style:text-properties style:font-name="標楷體" fo:font-size="18pt" style:font-name-asian="標楷體1" style:font-size-asian="18pt"/>
    </style:style>
    <style:style style:name="T51" style:family="text">
      <style:text-properties style:font-name="標楷體" fo:font-size="18pt" style:font-name-asian="標楷體1" style:font-size-asian="18pt" style:font-size-complex="18pt"/>
    </style:style>
    <style:style style:name="T52" style:family="text">
      <style:text-properties style:font-name="標楷體" fo:font-size="18pt" fo:font-weight="bold" style:font-name-asian="標楷體1" style:font-size-asian="18pt" style:font-weight-asian="bold" style:font-weight-complex="bold"/>
    </style:style>
    <style:style style:name="T53" style:family="text">
      <style:text-properties style:font-name="標楷體" fo:font-weight="bold" style:font-name-asian="標楷體1" style:font-weight-asian="bold"/>
    </style:style>
    <style:style style:name="T54" style:family="text">
      <style:text-properties style:font-name="標楷體" style:font-name-asian="標楷體1"/>
    </style:style>
    <style:style style:name="T55" style:family="text">
      <style:text-properties style:font-name="標楷體" fo:font-size="20pt" style:font-name-asian="標楷體1" style:font-size-asian="20pt" style:font-size-complex="20pt"/>
    </style:style>
    <style:style style:name="T56" style:family="text">
      <style:text-properties style:font-name="標楷體" fo:font-size="24pt" style:font-name-asian="標楷體1" style:font-size-asian="24pt" style:font-size-complex="24pt"/>
    </style:style>
    <style:style style:name="T57" style:family="text">
      <style:text-properties style:font-name="標楷體" fo:font-size="24pt" style:font-name-asian="標楷體1" style:font-size-asian="24pt" style:font-size-complex="24pt" style:text-combine="lines"/>
    </style:style>
    <style:style style:name="T58" style:family="text">
      <style:text-properties style:font-name="標楷體" fo:font-size="14pt" style:font-name-asian="標楷體1" style:font-size-asian="14pt" style:font-size-complex="14pt"/>
    </style:style>
    <style:style style:name="T59" style:family="text">
      <style:text-properties style:font-name="標楷體" fo:font-size="8pt" style:font-name-asian="標楷體1" style:font-size-asian="8pt" style:font-size-complex="8pt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style:text-position="-90% 100%"/>
    </style:style>
    <style:style style:name="T63" style:family="text">
      <style:text-properties fo:color="#7f7f7f" style:font-name="標楷體" style:font-name-asian="標楷體1"/>
    </style:style>
    <style:style style:name="T64" style:family="text">
      <style:text-properties style:font-name-asian="標楷體1"/>
    </style:style>
    <style:style style:name="T65" style:family="text">
      <style:text-properties style:font-name-asian="標楷體1" style:font-weight-complex="bold"/>
    </style:style>
    <style:style style:name="T66" style:family="text">
      <style:text-properties style:text-position="sub 58%" style:font-name="標楷體" fo:font-size="18pt" style:font-name-asian="標楷體1" style:font-size-asian="18pt" style:font-size-complex="18pt"/>
    </style:style>
    <style:style style:name="T67" style:family="text">
      <style:text-properties fo:color="#999999" style:font-name="標楷體" fo:font-size="13pt" style:font-name-asian="標楷體1" style:font-size-asian="13pt" style:font-size-complex="13pt"/>
    </style:style>
    <style:style style:name="T68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-content" draw:opacity="0%" fo:padding="0cm" fo:border="none"/>
    </style:style>
    <style:style style:name="gr1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39cm" fo:margin-right="0.347cm" fo:margin-top="0.021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965cm" fo:min-width="1.669cm" fo:padding-top="0.127cm" fo:padding-bottom="0.127cm" fo:padding-left="0.254cm" fo:padding-right="0.254cm" fo:wrap-option="wrap" fo:margin-left="0.318cm" fo:margin-right="0.318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53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55cm" fo:margin-right="0.365cm" fo:margin-top="0.155cm" fo:margin-bottom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table:number-columns-spanned="7" office:value-type="string">
            <text:p text:style-name="P2"><text:span text:style-name="T2">輔仁大學</text:span><text:span text:style-name="T4"> </text:span><text:span text:style-name="T6">□日 間 部 <text:s text:c="2"/>□夜間(進修)部</text:span><text:span text:style-name="T7"> </text:span><text:span text:style-name="T2">校友證件</text:span><text:span text:style-name="T3">代辦</text:span><text:span text:style-name="T2">申請</text:span><text:span text:style-name="T3">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1"><text:span text:style-name="T1">中文姓名</text:span></text:p>
          </table:table-cell>
          <table:table-cell table:style-name="表格2.B2" office:value-type="string">
            <text:p text:style-name="P3"/>
          </table:table-cell>
          <table:table-cell table:style-name="表格2.C2" table:number-columns-spanned="2" office:value-type="string">
            <text:p text:style-name="P1"><text:span text:style-name="T1">出生日期</text:span></text:p>
          </table:table-cell>
          <table:covered-table-cell/>
          <table:table-cell table:style-name="表格2.E2" table:number-columns-spanned="3" office:value-type="string">
            <text:p text:style-name="P1"><text:span text:style-name="T1">民　國 <text:s text:c="5"/>年 <text:s text:c="4"/>月 <text:s text:c="4"/>日</text:span></text:p>
          </table:table-cell>
          <table:covered-table-cell/>
          <table:covered-table-cell/>
        </table:table-row>
        <table:table-row table:style-name="表格2.3">
          <table:table-cell table:style-name="表格2.A2" office:value-type="string">
            <text:p text:style-name="P1"><text:span text:style-name="T1">英文姓名</text:span></text:p>
          </table:table-cell>
          <table:table-cell table:style-name="表格2.B3" table:number-columns-spanned="6" office:value-type="string">
            <text:p text:style-name="Standard"><text:span text:style-name="T1"><text:s text:c="25"/>　 （申請英文證件者請務必填寫；</text:span><text:span text:style-name="T27">姓名與護照同</text:span><text:span text:style-name="T1">） <text:s text:c="1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2" office:value-type="string">
            <text:p text:style-name="P1"><text:span text:style-name="T1">性別</text:span></text:p>
          </table:table-cell>
          <table:table-cell table:style-name="表格2.B4" office:value-type="string">
            <text:p text:style-name="P3"/>
          </table:table-cell>
          <table:table-cell table:style-name="表格2.C4" table:number-columns-spanned="2" office:value-type="string">
            <text:p text:style-name="P1"><text:span text:style-name="T1">身分證字號</text:span></text:p>
          </table:table-cell>
          <table:covered-table-cell/>
          <table:table-cell table:style-name="表格2.E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2.5">
          <table:table-cell table:style-name="表格2.A2" office:value-type="string">
            <text:p text:style-name="P1"><text:span text:style-name="T1">學號</text:span></text:p>
          </table:table-cell>
          <table:table-cell table:style-name="表格2.B5" office:value-type="string">
            <text:p text:style-name="P3"/>
          </table:table-cell>
          <table:table-cell table:style-name="表格2.C5" table:number-columns-spanned="2" office:value-type="string">
            <text:p text:style-name="P1"><text:span text:style-name="T1">離校日期</text:span></text:p>
          </table:table-cell>
          <table:covered-table-cell/>
          <table:table-cell table:style-name="表格2.E5" table:number-columns-spanned="3" office:value-type="string">
            <text:p text:style-name="Standard"><text:span text:style-name="T1">民國 　 <text:s text:c="2"/>年 <text:s text:c="4"/>月 <text:s text:c="4"/>□畢業 <text:s text:c="11"/></text:span></text:p>
          </table:table-cell>
          <table:covered-table-cell/>
          <table:covered-table-cell/>
        </table:table-row>
        <table:table-row table:style-name="表格2.4">
          <table:table-cell table:style-name="表格2.A2" office:value-type="string">
            <text:p text:style-name="P1"><text:span text:style-name="T1">系　(所)　別</text:span></text:p>
          </table:table-cell>
          <table:table-cell table:style-name="表格2.B6" table:number-columns-spanned="6" office:value-type="string">
            <text:p text:style-name="P43"><text:span text:style-name="T1"><text:s text:c="9"/>系 <text:s text:c="20"/>　組（班）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2" office:value-type="string">
            <text:p text:style-name="P1"><text:span text:style-name="T1">輔 <text:s text:c="6"/>系</text:span></text:p>
          </table:table-cell>
          <table:table-cell table:style-name="表格2.B7" table:number-columns-spanned="2" office:value-type="string">
            <text:p text:style-name="P3"/>
          </table:table-cell>
          <table:covered-table-cell/>
          <table:table-cell table:style-name="表格2.D7" table:number-columns-spanned="2" office:value-type="string">
            <text:p text:style-name="Standard"><text:span text:style-name="T1">雙 <text:s text:c="2"/>主 <text:s text:c="2"/>修</text:span></text:p>
          </table:table-cell>
          <table:covered-table-cell/>
          <table:table-cell table:style-name="表格2.F7" table:number-columns-spanned="2" office:value-type="string">
            <text:p text:style-name="P3"/>
          </table:table-cell>
          <table:covered-table-cell/>
        </table:table-row>
        <table:table-row table:style-name="表格2.8">
          <table:table-cell table:style-name="表格2.A2" office:value-type="string">
            <text:p text:style-name="P1"><text:span text:style-name="T1">永久地址</text:span></text:p>
          </table:table-cell>
          <table:table-cell table:style-name="表格2.B8" table:number-columns-spanned="4" office:value-type="string">
            <text:p text:style-name="P44"><text:span text:style-name="T8">郵遞區號（ <text:s text:c="4"/>）</text:span></text:p>
          </table:table-cell>
          <table:covered-table-cell/>
          <table:covered-table-cell/>
          <table:covered-table-cell/>
          <table:table-cell table:style-name="表格2.F8" office:value-type="string">
            <text:h text:style-name="P78" text:outline-level="2"><text:span text:style-name="T34">TEL</text:span></text:h>
          </table:table-cell>
          <table:table-cell table:style-name="表格2.G8" office:value-type="string">
            <text:p text:style-name="P45"><text:span text:style-name="T1">（ <text:s/>）</text:span></text:p>
          </table:table-cell>
        </table:table-row>
        <table:table-row table:style-name="表格2.9">
          <table:table-cell table:style-name="表格2.A2" office:value-type="string">
            <text:p text:style-name="P1"><text:span text:style-name="T1">現居地址</text:span></text:p>
          </table:table-cell>
          <table:table-cell table:style-name="表格2.B9" table:number-columns-spanned="4" office:value-type="string">
            <text:p text:style-name="P21"><text:span text:style-name="T8">郵遞區號（ <text:s text:c="4"/>）</text:span></text:p>
          </table:table-cell>
          <table:covered-table-cell/>
          <table:covered-table-cell/>
          <table:covered-table-cell/>
          <table:table-cell table:style-name="表格2.F8" office:value-type="string">
            <text:h text:style-name="P84" text:outline-level="7"><text:span text:style-name="T35">TEL</text:span></text:h>
          </table:table-cell>
          <table:table-cell table:style-name="表格2.G8" office:value-type="string">
            <text:p text:style-name="P23"><text:span text:style-name="T1">（ <text:s/>）</text:span></text:p>
          </table:table-cell>
        </table:table-row>
        <table:table-row table:style-name="表格2.10">
          <table:table-cell table:style-name="表格2.A2" office:value-type="string">
            <text:p text:style-name="P1"><text:span text:style-name="T1">公司名稱</text:span></text:p>
          </table:table-cell>
          <table:table-cell table:style-name="表格2.B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格2.F8" office:value-type="string">
            <text:h text:style-name="P85" text:outline-level="7"><text:span text:style-name="T36">職稱</text:span></text:h>
          </table:table-cell>
          <table:table-cell table:style-name="表格2.G8" office:value-type="string">
            <text:p text:style-name="P6"/>
          </table:table-cell>
        </table:table-row>
        <table:table-row table:style-name="表格2.11">
          <table:table-cell table:style-name="表格2.A2" table:number-rows-spanned="2" office:value-type="string">
            <text:p text:style-name="P1"><text:span text:style-name="T1">公司地址</text:span></text:p>
          </table:table-cell>
          <table:table-cell table:style-name="表格2.B11" table:number-rows-spanned="2" table:number-columns-spanned="4" office:value-type="string">
            <text:p text:style-name="Standard"><text:span text:style-name="T8">郵遞區號（ <text:s text:c="4"/>）</text:span></text:p>
          </table:table-cell>
          <table:covered-table-cell/>
          <table:covered-table-cell/>
          <table:covered-table-cell/>
          <table:table-cell table:style-name="表格2.F11" office:value-type="string">
            <text:h text:style-name="P83" text:outline-level="7"><text:span text:style-name="T35">TEL</text:span></text:h>
          </table:table-cell>
          <table:table-cell table:style-name="表格2.G11" office:value-type="string">
            <text:p text:style-name="P22"><text:span text:style-name="T1">（ <text:s/>）</text:span></text:p>
          </table:table-cell>
        </table:table-row>
        <table:table-row table:style-name="表格2.12">
          <table:covered-table-cell/>
          <table:covered-table-cell/>
          <table:covered-table-cell/>
          <table:covered-table-cell/>
          <table:covered-table-cell/>
          <table:table-cell table:style-name="表格2.F12" office:value-type="string">
            <text:p text:style-name="P46"><text:span text:style-name="T38">FAX</text:span></text:p>
          </table:table-cell>
          <table:table-cell table:style-name="表格2.G12" office:value-type="string">
            <text:p text:style-name="P22"><text:span text:style-name="T1">（ <text:s/>）</text:span></text:p>
          </table:table-cell>
        </table:table-row>
        <table:table-row table:style-name="表格2.13">
          <table:table-cell table:style-name="表格2.A13" table:number-rows-spanned="2" office:value-type="string">
            <text:p text:style-name="P1"><draw:line text:anchor-type="paragraph" draw:z-index="0" draw:name="Line 39" draw:style-name="gr1" draw:text-style-name="P88" svg:x1="10.16cm" svg:y1="0.538cm" svg:x2="10.162cm" svg:y2="0.54cm"><text:p/></draw:line><text:span text:style-name="T1">寄件地址</text:span></text:p>
          </table:table-cell>
          <table:table-cell table:style-name="表格2.B13" table:number-rows-spanned="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格2.F13" office:value-type="string">
            <text:h text:style-name="P87" text:outline-level="6"><text:span text:style-name="T35">TEL</text:span></text:h>
          </table:table-cell>
          <table:table-cell table:style-name="表格2.G13" office:value-type="string">
            <text:p text:style-name="P22"><text:span text:style-name="T1">（ <text:s/>）</text:span></text:p>
          </table:table-cell>
        </table:table-row>
        <table:table-row table:style-name="表格2.14">
          <table:covered-table-cell/>
          <table:covered-table-cell/>
          <table:covered-table-cell/>
          <table:covered-table-cell/>
          <table:covered-table-cell/>
          <table:table-cell table:style-name="表格2.F14" office:value-type="string">
            <text:h text:style-name="P86" text:outline-level="8"><text:span text:style-name="T37">手機</text:span></text:h>
          </table:table-cell>
          <table:table-cell table:style-name="表格2.G14" office:value-type="string">
            <text:p text:style-name="P3"/>
          </table:table-cell>
        </table:table-row>
        <table:table-row table:style-name="表格2.15">
          <table:table-cell table:style-name="表格2.A13" office:value-type="string">
            <text:h text:style-name="P80" text:outline-level="9"><text:span text:style-name="T39">EMAIL</text:span></text:h>
          </table:table-cell>
          <table:table-cell table:style-name="表格2.B15" table:number-columns-spanned="6" office:value-type="string">
            <text:p text:style-name="Standard"><text:span text:style-name="T1">1. <text:s text:c="30"/>2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16">
          <table:table-cell table:style-name="表格2.A16" table:number-columns-spanned="7" office:value-type="string">
            <text:p text:style-name="Standard"><text:span text:style-name="T14">申請證件： <text:s text:c="27"/>　 　 </text:span><text:span text:style-name="T28">P.S. 請詳細填寫以節省作業時間，謝謝！！</text:span><text:span text:style-name="T14">　　　　　　　　　　　　　　　　　</text:span></text:p>
            <table:table table:name="表格1" table:style-name="表格1">
              <table:table-column table:style-name="表格1.A"/>
              <table:table-column table:style-name="表格1.B"/>
              <table:table-column table:style-name="表格1.C"/>
              <table:table-column table:style-name="表格1.D"/>
              <table:table-column table:style-name="表格1.E"/>
              <table:table-column table:style-name="表格1.F"/>
              <table:table-column table:style-name="表格1.G"/>
              <table:table-row table:style-name="表格1.1">
                <table:table-cell table:style-name="表格1.A1" office:value-type="string">
                  <text:p text:style-name="P25"><text:span text:style-name="T16">類別</text:span></text:p>
                </table:table-cell>
                <table:table-cell table:style-name="表格1.B1" table:number-columns-spanned="3" office:value-type="string">
                  <text:p text:style-name="P25"><text:span text:style-name="T16">辦理項目</text:span></text:p>
                </table:table-cell>
                <table:covered-table-cell/>
                <table:covered-table-cell/>
                <table:table-cell table:style-name="表格1.E1" office:value-type="string">
                  <text:p text:style-name="P25"><text:span text:style-name="T15">份數</text:span></text:p>
                </table:table-cell>
                <table:table-cell table:style-name="表格1.F1" office:value-type="string">
                  <text:p text:style-name="P25"><text:span text:style-name="T16">收費方式</text:span></text:p>
                </table:table-cell>
                <table:table-cell table:style-name="表格1.E1" office:value-type="string">
                  <text:p text:style-name="P47"><text:span text:style-name="T16">注意事項</text:span></text:p>
                </table:table-cell>
              </table:table-row>
              <table:table-row table:style-name="表格1.2">
                <table:table-cell table:style-name="表格1.A2" table:number-rows-spanned="6" office:value-type="string">
                  <text:p text:style-name="P25"><text:span text:style-name="T16">成績單 <text:s/></text:span><text:span text:style-name="T22">(皆為正本)</text:span></text:p>
                </table:table-cell>
                <table:table-cell table:style-name="表格1.A2" table:number-rows-spanned="2" office:value-type="string">
                  <text:p text:style-name="P25"><text:span text:style-name="T17">中文版</text:span></text:p>
                </table:table-cell>
                <table:table-cell table:style-name="表格1.C2" table:number-columns-spanned="2" office:value-type="string">
                  <text:p text:style-name="P25"><text:span text:style-name="T16">排名</text:span></text:p>
                </table:table-cell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table-cell table:style-name="表格1.F2" table:number-rows-spanned="6" office:value-type="string">
                  <text:p text:style-name="P25"><text:span text:style-name="T16">每份50元</text:span></text:p>
                  <text:p text:style-name="P9"/>
                </table:table-cell>
                <table:table-cell table:style-name="表格1.G2" table:number-rows-spanned="2" office:value-type="string">
                  <text:p text:style-name="P25"><text:span text:style-name="T16">　</text:span></text:p>
                  <text:p text:style-name="P24"><text:span text:style-name="T16">　</text:span></text:p>
                </table:table-cell>
              </table:table-row>
              <table:table-row table:style-name="表格1.3">
                <table:covered-table-cell/>
                <table:covered-table-cell/>
                <table:table-cell table:style-name="表格1.C2" table:number-columns-spanned="2" office:value-type="string">
                  <text:p text:style-name="P25"><text:span text:style-name="T16">不排名</text:span></text:p>
                </table:table-cell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covered-table-cell/>
                <table:covered-table-cell/>
              </table:table-row>
              <table:table-row table:style-name="表格1.4">
                <table:covered-table-cell/>
                <table:table-cell table:style-name="表格1.B4" table:number-rows-spanned="4" office:value-type="string">
                  <text:p text:style-name="P25"><text:span text:style-name="T17">英文版</text:span></text:p>
                </table:table-cell>
                <table:table-cell table:style-name="表格1.C4" table:number-rows-spanned="2" office:value-type="string">
                  <text:p text:style-name="P24"><text:span text:style-name="T16">排名</text:span></text:p>
                </table:table-cell>
                <table:table-cell table:style-name="表格1.D4" office:value-type="string">
                  <text:p text:style-name="P25"><text:span text:style-name="T16">彌封</text:span></text:p>
                </table:table-cell>
                <table:table-cell table:style-name="表格1.D4" office:value-type="string">
                  <text:p text:style-name="P25"><text:span text:style-name="T16">　</text:span></text:p>
                </table:table-cell>
                <table:covered-table-cell/>
                <table:table-cell table:style-name="表格1.G4" table:number-rows-spanned="4" office:value-type="string">
                  <text:p text:style-name="P49"><text:span text:style-name="T16">1.是否初次申請英文成績單：</text:span></text:p>
                  <text:p text:style-name="P50"><text:span text:style-name="T16">□是 / □否</text:span></text:p>
                  <text:p text:style-name="P48"><text:span text:style-name="T16">2.請填第二頁</text:span><text:span text:style-name="T41">申請單</text:span></text:p>
                </table:table-cell>
              </table:table-row>
              <table:table-row table:style-name="表格1.5">
                <table:covered-table-cell/>
                <table:covered-table-cell/>
                <table:covered-table-cell/>
                <table:table-cell table:style-name="表格1.D5" office:value-type="string">
                  <text:p text:style-name="P25"><text:span text:style-name="T16">不彌封</text:span></text:p>
                </table:table-cell>
                <table:table-cell table:style-name="表格1.D4" office:value-type="string">
                  <text:p text:style-name="P25"><text:span text:style-name="T16">　</text:span></text:p>
                </table:table-cell>
                <table:covered-table-cell/>
                <table:covered-table-cell/>
              </table:table-row>
              <table:table-row table:style-name="表格1.6">
                <table:covered-table-cell/>
                <table:covered-table-cell/>
                <table:table-cell table:style-name="表格1.C6" table:number-rows-spanned="2" office:value-type="string">
                  <text:p text:style-name="P25"><text:span text:style-name="T16">不排名</text:span></text:p>
                </table:table-cell>
                <table:table-cell table:style-name="表格1.D5" office:value-type="string">
                  <text:p text:style-name="P25"><text:span text:style-name="T16">彌封</text:span></text:p>
                </table:table-cell>
                <table:table-cell table:style-name="表格1.D4" office:value-type="string">
                  <text:p text:style-name="P25"><text:span text:style-name="T16">　</text:span></text:p>
                </table:table-cell>
                <table:covered-table-cell/>
                <table:covered-table-cell/>
              </table:table-row>
              <table:table-row table:style-name="表格1.7">
                <table:covered-table-cell/>
                <table:covered-table-cell/>
                <table:covered-table-cell/>
                <table:table-cell table:style-name="表格1.D7" office:value-type="string">
                  <text:p text:style-name="P25"><text:span text:style-name="T16">不彌封</text:span></text:p>
                </table:table-cell>
                <table:table-cell table:style-name="表格1.D4" office:value-type="string">
                  <text:p text:style-name="P25"><text:span text:style-name="T16">　</text:span></text:p>
                </table:table-cell>
                <table:covered-table-cell/>
                <table:covered-table-cell/>
              </table:table-row>
              <table:table-row table:style-name="表格1.6">
                <table:table-cell table:style-name="表格1.A2" table:number-rows-spanned="7" office:value-type="string">
                  <text:p text:style-name="P25"><text:span text:style-name="T18">畢業證書</text:span></text:p>
                  <text:p text:style-name="P25"><text:span text:style-name="T16">（94年起核發之畢業證書為中英文對照版）</text:span></text:p>
                </table:table-cell>
                <table:table-cell table:style-name="表格1.B8" table:number-rows-spanned="4" office:value-type="string">
                  <text:p text:style-name="P25"><text:span text:style-name="T17">中文版</text:span></text:p>
                </table:table-cell>
                <table:table-cell table:style-name="表格1.B1" table:number-columns-spanned="2" office:value-type="string">
                  <text:p text:style-name="P25"><text:span text:style-name="T16">更改姓名</text:span></text:p>
                </table:table-cell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table-cell table:style-name="表格1.F2" table:number-rows-spanned="2" office:value-type="string">
                  <text:p text:style-name="P24"><text:span text:style-name="T16">每份50元</text:span></text:p>
                </table:table-cell>
                <table:table-cell table:style-name="表格1.E2" office:value-type="string">
                  <text:p text:style-name="P26"><text:span text:style-name="T16">詳見注意事項A</text:span></text:p>
                </table:table-cell>
              </table:table-row>
              <table:table-row table:style-name="表格1.6">
                <table:covered-table-cell/>
                <table:covered-table-cell/>
                <table:table-cell table:style-name="表格1.B1" table:number-columns-spanned="2" office:value-type="string">
                  <text:p text:style-name="P25"><text:span text:style-name="T16">遺失補發</text:span></text:p>
                </table:table-cell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covered-table-cell/>
                <table:table-cell table:style-name="表格1.E2" office:value-type="string">
                  <text:p text:style-name="P26"><text:span text:style-name="T16">請填第三頁</text:span><text:span text:style-name="T41">申請書</text:span></text:p>
                </table:table-cell>
              </table:table-row>
              <table:table-row table:style-name="表格1.10">
                <table:covered-table-cell/>
                <table:covered-table-cell/>
                <table:table-cell table:style-name="表格1.A2" table:number-rows-spanned="2" table:number-columns-spanned="2" office:value-type="string">
                  <text:p text:style-name="P25"><text:span text:style-name="T16">影本蓋印</text:span></text:p>
                </table:table-cell>
                <table:covered-table-cell/>
                <table:table-cell table:style-name="表格1.G2" office:value-type="string">
                  <text:p text:style-name="P25"><text:span text:style-name="T16">　</text:span></text:p>
                </table:table-cell>
                <table:table-cell table:style-name="表格1.F2" office:value-type="string">
                  <text:p text:style-name="P25"><text:span text:style-name="T9">第1-10份皆為50元，　　　　　　　</text:span></text:p>
                </table:table-cell>
                <table:table-cell table:style-name="表格1.G10" table:number-rows-spanned="2" office:value-type="string">
                  <text:p text:style-name="P26"><text:span text:style-name="T30">請寄回中文畢業證書正本</text:span></text:p>
                </table:table-cell>
              </table:table-row>
              <table:table-row table:style-name="表格1.11">
                <table:covered-table-cell/>
                <table:covered-table-cell/>
                <table:covered-table-cell/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table-cell table:style-name="表格1.F9" office:value-type="string">
                  <text:p text:style-name="P25"><text:span text:style-name="T9">第11份起每五份為100元</text:span></text:p>
                </table:table-cell>
                <table:covered-table-cell/>
              </table:table-row>
              <table:table-row table:style-name="表格1.12">
                <table:covered-table-cell/>
                <table:table-cell table:style-name="表格1.B12" table:number-rows-spanned="3" office:value-type="string">
                  <text:p text:style-name="P25"><text:span text:style-name="T17">英文版</text:span></text:p>
                </table:table-cell>
                <table:table-cell table:style-name="表格1.B1" table:number-columns-spanned="2" office:value-type="string">
                  <text:p text:style-name="P25"><text:span text:style-name="T16">□初次申請</text:span></text:p>
                  <text:p text:style-name="P25"><text:span text:style-name="T16">□遺失補發</text:span></text:p>
                </table:table-cell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table-cell table:style-name="表格1.F2" table:number-rows-spanned="2" office:value-type="string">
                  <text:p text:style-name="P25"><text:span text:style-name="T16">每份50元</text:span></text:p>
                </table:table-cell>
                <table:table-cell table:style-name="表格1.E2" office:value-type="string">
                  <text:p text:style-name="P26"><text:span text:style-name="T29">限申請1份</text:span><text:span text:style-name="T16">，請填第二頁</text:span><text:span text:style-name="T41">申請單</text:span></text:p>
                  <text:p text:style-name="P26"><text:span text:style-name="T16">和附上護照影本一份。</text:span></text:p>
                </table:table-cell>
              </table:table-row>
              <table:table-row table:style-name="表格1.6">
                <table:covered-table-cell/>
                <table:covered-table-cell/>
                <table:table-cell table:style-name="表格1.C4" table:number-columns-spanned="2" office:value-type="string">
                  <text:p text:style-name="P25"><text:span text:style-name="T16">更改姓名</text:span></text:p>
                </table:table-cell>
                <table:covered-table-cell/>
                <table:table-cell table:style-name="表格1.G2" office:value-type="string">
                  <text:p text:style-name="P25"><text:span text:style-name="T16">　</text:span></text:p>
                </table:table-cell>
                <table:covered-table-cell/>
                <table:table-cell table:style-name="表格1.E2" office:value-type="string">
                  <text:p text:style-name="P26"><text:span text:style-name="T16">請附上護照影本一份。</text:span></text:p>
                </table:table-cell>
              </table:table-row>
              <table:table-row table:style-name="表格1.6">
                <table:covered-table-cell/>
                <table:covered-table-cell/>
                <table:table-cell table:style-name="表格1.B1" table:number-columns-spanned="2" office:value-type="string">
                  <text:p text:style-name="P25"><text:span text:style-name="T16">影本蓋印</text:span></text:p>
                </table:table-cell>
                <table:covered-table-cell/>
                <table:table-cell table:style-name="表格1.E1" office:value-type="string">
                  <text:p text:style-name="P25"><text:span text:style-name="T16">　</text:span></text:p>
                </table:table-cell>
                <table:table-cell table:style-name="表格1.F9" office:value-type="string">
                  <text:p text:style-name="P25"><text:span text:style-name="T16">1-10份皆為50元　　　　　</text:span></text:p>
                </table:table-cell>
                <table:table-cell table:style-name="表格1.E2" office:value-type="string">
                  <text:p text:style-name="P26"><text:span text:style-name="T42">請寄回英文畢業證書正本。</text:span></text:p>
                </table:table-cell>
              </table:table-row>
              <table:table-row table:style-name="表格1.6">
                <table:table-cell table:style-name="表格1.B4" office:value-type="string">
                  <text:p text:style-name="P25"><text:span text:style-name="T16">校友證</text:span></text:p>
                </table:table-cell>
                <table:table-cell table:style-name="表格1.C2" table:number-columns-spanned="3" office:value-type="string">
                  <text:p text:style-name="P25"><text:span text:style-name="T16">□初次申請□遺失補發</text:span></text:p>
                </table:table-cell>
                <table:covered-table-cell/>
                <table:covered-table-cell/>
                <table:table-cell table:style-name="表格1.E2" office:value-type="string">
                  <text:p text:style-name="P25"><text:span text:style-name="T16">　</text:span></text:p>
                </table:table-cell>
                <table:table-cell table:style-name="表格1.F9" office:value-type="string">
                  <text:p text:style-name="P25"><text:span text:style-name="T16">每份50元</text:span></text:p>
                </table:table-cell>
                <table:table-cell table:style-name="表格1.E2" office:value-type="string">
                  <text:p text:style-name="P26"><text:span text:style-name="T9">附畢業證書影印本、一吋或二吋照片一張</text:span></text:p>
                </table:table-cell>
              </table:table-row>
              <table:table-row table:style-name="表格1.16">
                <table:table-cell table:style-name="表格1.A1" office:value-type="string">
                  <text:p text:style-name="P25"><text:span text:style-name="T16">備註</text:span></text:p>
                </table:table-cell>
                <table:table-cell table:style-name="表格1.B1" table:number-columns-spanned="6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7">
          <table:table-cell table:style-name="表格2.A17" table:number-columns-spanned="7" office:value-type="string">
            <text:p text:style-name="Standard"><text:span text:style-name="T14">注意事項： <text:s/></text:span><text:span text:style-name="T19"><text:s text:c="23"/></text:span><text:span text:style-name="T43"><text:s text:c="5"/></text:span><text:span text:style-name="T19"><text:s text:c="29"/></text:span></text:p>
            <text:p text:style-name="P51"><text:span text:style-name="T14">A.</text:span><text:span text:style-name="T19">畢業證書更名請具備以下附件：</text:span></text:p>
            <text:p text:style-name="Standard"><text:span text:style-name="T19"><text:s text:c="2"/>1</text:span><text:span text:style-name="T43">.</text:span><text:span text:style-name="T44">畢業證書正本寄回</text:span><text:span text:style-name="T60">(中文畢業證書不可護貝，若有護貝，請申請補發)。</text:span></text:p>
            <text:p text:style-name="P52"><text:span text:style-name="T19"><text:s text:c="2"/>2</text:span><text:span text:style-name="T43">.</text:span><text:span text:style-name="T44">填寫</text:span><text:span text:style-name="T46">更改個人基本資料申請表</text:span><text:span text:style-name="T44">（見第四頁），</text:span><text:span text:style-name="T45">並</text:span><text:span text:style-name="T44">請附上戶籍謄本正本一份。</text:span><text:span text:style-name="T6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><text:span text:style-name="T14">☆</text:span><text:span text:style-name="T20">以上計費含證件工本費、郵資、金融機構手續費，請利用郵政劃撥或信用卡繳費。</text:span></text:p>
      <text:p text:style-name="P54"><text:span text:style-name="T14">☆</text:span><text:span text:style-name="T20">待繳費</text:span><text:span text:style-name="T19">確認後，送件至教務處申請需三個工作天。證件一律以掛號寄回，「寄件地址」需填寫有專人簽收之處；若需以其他信函方式（如:國際郵件）寄送，敬請來電洽詢郵資差額。</text:span></text:p>
      <text:p text:style-name="P55"><text:span text:style-name="T14">☆</text:span><text:span text:style-name="T20">公共事務室聯絡電話：</text:span><text:span text:style-name="T19">02-2905-2211，傳真：02-2902-6201，E-mail：</text:span><text:a xlink:type="simple" xlink:href="mailto:alumni@mails.fju.edu.tw" text:style-name="Internet_20_link" text:visited-style-name="Visited_20_Internet_20_Link"><text:span text:style-name="T19">alumni@mail.fju.edu.tw</text:span></text:a><text:span text:style-name="T19">。</text:span></text:p>
      <text:p text:style-name="P14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row table:style-name="表格3.1">
          <table:table-cell table:style-name="表格3.A1" table:number-columns-spanned="7" office:value-type="string">
            <text:p text:style-name="P27"><text:span text:style-name="T24">輔仁大學 英文</text:span><text:span text:style-name="T25">□學位證明書 □成 績 單</text:span><text:span text:style-name="T24">申請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2">
          <table:table-cell table:style-name="表格3.A2" table:number-rows-spanned="2" office:value-type="string">
            <text:p text:style-name="P1">姓名</text:p>
          </table:table-cell>
          <table:table-cell table:style-name="表格3.B2" table:number-columns-spanned="3" office:value-type="string">
            <text:p text:style-name="P82">中文</text:p>
          </table:table-cell>
          <table:covered-table-cell/>
          <table:covered-table-cell/>
          <table:table-cell table:style-name="表格3.E2" table:number-columns-spanned="2" office:value-type="string">
            <text:p text:style-name="P57">學號</text:p>
          </table:table-cell>
          <table:covered-table-cell/>
          <table:table-cell table:style-name="表格3.G2" office:value-type="string">
            <text:p text:style-name="P56"/>
          </table:table-cell>
        </table:table-row>
        <table:table-row table:style-name="表格3.3">
          <table:covered-table-cell/>
          <table:table-cell table:style-name="表格3.B3" table:number-columns-spanned="6" office:value-type="string">
            <text:p text:style-name="annotation_20_text">英譯<text:span text:style-name="T33">（英文</text:span><text:span text:style-name="T27">姓名須與護照相同</text:span><text:span text:style-name="T33">）</text:span></text:p>
            <text:p text:style-name="Standard">務必要填寫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4">
          <table:table-cell table:style-name="表格3.A2" office:value-type="string">
            <text:p text:style-name="P57">出生年月日</text:p>
          </table:table-cell>
          <table:table-cell table:style-name="表格3.B4" office:value-type="string">
            <text:p text:style-name="P57"><text:s text:c="6"/>年月日</text:p>
          </table:table-cell>
          <table:table-cell table:style-name="表格3.C4" table:number-columns-spanned="3" office:value-type="string">
            <text:p text:style-name="P57">畢業年月</text:p>
          </table:table-cell>
          <table:covered-table-cell/>
          <table:covered-table-cell/>
          <table:table-cell table:style-name="表格3.F4" table:number-columns-spanned="2" office:value-type="string">
            <text:p text:style-name="P56"><text:s text:c="8"/>年 <text:s text:c="5"/>月</text:p>
          </table:table-cell>
          <table:covered-table-cell/>
        </table:table-row>
        <table:table-row table:style-name="表格3.5">
          <table:table-cell table:style-name="表格3.A2" office:value-type="string">
            <text:p text:style-name="P1">系（所）別</text:p>
          </table:table-cell>
          <table:table-cell table:style-name="表格3.B5" table:number-columns-spanned="6" office:value-type="string">
            <text:p text:style-name="Standard"><text:s text:c="12"/></text:p>
            <text:p text:style-name="Standard"><text:span text:style-name="T12">□日間部 <text:s text:c="6"/>□夜間（進修）部</text:span></text:p>
            <text:p text:style-name="P3"/>
            <text:p text:style-name="P58">學院 <text:s text:c="15"/><text:span text:style-name="T62"><text:s text:c="11"/></text:span>組 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6">
          <table:table-cell table:style-name="表格3.A2" office:value-type="string">
            <text:p text:style-name="P57">輔系</text:p>
          </table:table-cell>
          <table:table-cell table:style-name="表格3.B6" table:number-columns-spanned="2" office:value-type="string">
            <text:p text:style-name="P56"/>
          </table:table-cell>
          <table:covered-table-cell/>
          <table:table-cell table:style-name="表格3.D6" table:number-columns-spanned="2" office:value-type="string">
            <text:p text:style-name="P57">雙主修</text:p>
          </table:table-cell>
          <table:covered-table-cell/>
          <table:table-cell table:style-name="表格3.F6" table:number-columns-spanned="2" office:value-type="string">
            <text:p text:style-name="P56"/>
          </table:table-cell>
          <table:covered-table-cell/>
        </table:table-row>
        <table:table-row table:style-name="表格3.7">
          <table:table-cell table:style-name="表格3.A7" table:number-columns-spanned="7" office:value-type="string">
            <text:p text:style-name="Standard">申請人： <text:s text:c="32"/>領件人：</text:p>
            <text:p text:style-name="P28"><text:s text:c="18"/>（領取時再簽名）</text:p>
            <text:p text:style-name="Standard"/>
            <text:p text:style-name="Standard"/>
            <text:p text:style-name="Standard"><text:s text:c="9"/>年 <text:s text:c="4"/>月 <text:s text:c="4"/>日 <text:s text:c="26"/>年 <text:s text:c="4"/>月 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9">附註：</text:p>
      <text:list xml:id="list1279006712" text:style-name="WWNum20">
        <text:list-item>
          <text:p text:style-name="P60">字體請寫工整。</text:p>
        </text:list-item>
        <text:list-item>
          <text:p text:style-name="P60">學位證明書限申請一份，請謹慎保存，如有需要可自行影印使用。</text:p>
        </text:list-item>
        <text:list-item>
          <text:p text:style-name="P60">學位證明書逾三個月不領取者， 註冊組概不負保管之責，如須使用則應重新申請。</text:p>
        </text:list-item>
        <text:list-item>
          <text:p text:style-name="P60">公共事務室聯絡電話<text:span text:style-name="T20">：</text:span><text:span text:style-name="T19">02-2905-2211，傳真：02-2902-6201</text:span>，<text:span text:style-name="T19">E-mail：</text:span><text:a xlink:type="simple" xlink:href="mailto:alumni@mails.fju.edu.tw" text:style-name="Internet_20_link" text:visited-style-name="Visited_20_Internet_20_Link"><text:span text:style-name="T19">alumni@mail.fju.edu.tw</text:span></text:a>。</text:p>
        </text:list-item>
        <text:list-item>
          <text:p text:style-name="P60">請將申請資料回傳本室，以利申請速度。</text:p>
        </text:list-item>
      </text:list>
      <text:p text:style-name="P61"><text:span text:style-name="T47">證書遺失補發申請書</text:span></text:p>
      <text:p text:style-name="P16"><draw:custom-shape text:anchor-type="paragraph" draw:z-index="1" draw:name="Text Box 45" draw:style-name="gr2" draw:text-style-name="P89" svg:width="2.176cm" svg:height="1.218cm" svg:x="-0.238cm" svg:y="0.522cm"><text:p text:style-name="P79"><text:span text:style-name="T48">類別：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2"><text:span text:style-name="T49"><text:s text:c="3"/>□中文學位證明書 <text:s text:c="2"/>□英文學位證明書 <text:s text:c="2"/>□教育學程證明書</text:span></text:p>
      <text:p text:style-name="P62"><text:span text:style-name="T49"><text:s text:c="3"/>□學分學程證明書</text:span><text:span text:style-name="T26"> <text:s text:c="2"/>□</text:span><text:span text:style-name="T49">修業（轉學）證明書</text:span></text:p>
      <text:p text:style-name="P17"/>
      <text:p text:style-name="P30"><text:span text:style-name="T51">學號： <text:s text:c="22"/>入學年度：</text:span></text:p>
      <text:p text:style-name="P29"><text:span text:style-name="T51">中文姓名： <text:s text:c="18"/>英文姓名：</text:span></text:p>
      <text:p text:style-name="P33"><text:span text:style-name="T50"><text:s text:c="28"/></text:span><text:span text:style-name="T31">（英文姓名須與護照相同）</text:span></text:p>
      <text:p text:style-name="P29"><text:span text:style-name="T51">畢業年度： <text:s text:c="18"/>生日：</text:span></text:p>
      <text:p text:style-name="P32"><text:span text:style-name="T51">系（組）別： <text:s text:c="16"/>輔系/雙主修：</text:span></text:p>
      <text:p text:style-name="P34"><draw:custom-shape text:anchor-type="paragraph" style:rel-height="20%" draw:z-index="2" draw:name="文字方塊 2" draw:style-name="gr3" draw:text-style-name="P89" svg:width="7.51cm" svg:height="2.033cm" svg:x="0.201cm" svg:y="0.383cm"><text:p text:style-name="P79"><text:span text:style-name="T53">本人確因證書遺失，申請補發。惟因證書遺失所衍生之紛擾，概由本人自行負責；恐口說無憑，特立此書切結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><text:span text:style-name="T51"><text:s/>申請人簽章：</text:span></text:p>
      <text:p text:style-name="P31"><text:span text:style-name="T51"><text:s text:c="29"/>聯絡電話：</text:span></text:p>
      <text:p text:style-name="P64"/>
      <text:p text:style-name="P65"><text:span text:style-name="T32">身分證正反面 </text:span><text:span text:style-name="T52">及 </text:span><text:span text:style-name="T32">護照 </text:span><text:span text:style-name="T52">影本黏貼處： 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39"><text:span text:style-name="T63">身分證正面影本黏貼處</text:span></text:p>
          </table:table-cell>
          <table:table-cell table:style-name="表格4.A1" table:number-columns-spanned="2" office:value-type="string">
            <text:p text:style-name="P39"><text:span text:style-name="T63">身分證反面影本黏貼處</text:span></text:p>
          </table:table-cell>
          <table:covered-table-cell/>
        </table:table-row>
        <table:table-row table:style-name="表格4.2">
          <table:table-cell table:style-name="表格4.A1" table:number-columns-spanned="2" office:value-type="string">
            <text:p text:style-name="P39"><text:span text:style-name="T63">護照影本黏貼處</text:span></text:p>
          </table:table-cell>
          <table:covered-table-cell/>
          <table:table-cell table:style-name="表格4.C2" office:value-type="string">
            <text:p text:style-name="P40"/>
            <text:p text:style-name="Standard"><text:span text:style-name="T40"><text:s/>證書遺失注意事項：</text:span></text:p>
            <text:p text:style-name="P40"/>
            <text:p text:style-name="P41"><text:span text:style-name="T64">（一）申請書務必填寫完整。</text:span></text:p>
            <text:p text:style-name="P41"><text:span text:style-name="T64">（二）如證書損毀，亦須繳回，</text:span></text:p>
            <text:p text:style-name="P41"><text:span text:style-name="T64"><text:s text:c="6"/>俾便驗證。</text:span></text:p>
            <text:p text:style-name="P41"><text:span text:style-name="T64">（</text:span><text:span text:style-name="T65">三</text:span><text:span text:style-name="T64">）</text:span><text:span text:style-name="T65">工作完成天數為四個工作天。</text:span></text:p>
            <text:p text:style-name="P41"><text:span text:style-name="T64">（</text:span><text:span text:style-name="T65">四</text:span><text:span text:style-name="T64">）</text:span><text:span text:style-name="T65">公共事務室聯絡電話：</text:span></text:p>
            <text:p text:style-name="P66"><text:span text:style-name="T65"><text:s/>02-2905-2211，<text:line-break/>傳真：02-2902-6201，</text:span></text:p>
            <text:p text:style-name="P41"><text:span text:style-name="T65"><text:s text:c="2"/>E-mail：</text:span><text:a xlink:type="simple" xlink:href="mailto:alumni@mails.fju.edu.tw" text:style-name="Internet_20_link" text:visited-style-name="Visited_20_Internet_20_Link"><text:span text:style-name="T64">alumni@mail.fju.edu.tw</text:span></text:a><text:span text:style-name="T64">。</text:span></text:p>
            <text:p text:style-name="P41"><text:span text:style-name="T64">（</text:span><text:span text:style-name="T65">五</text:span><text:span text:style-name="T64">）</text:span><text:span text:style-name="T54">請將申請資料回傳本室，</text:span></text:p>
            <text:p text:style-name="P41"><text:span text:style-name="T54"><text:s text:c="2"/></text:span><text:bookmark text:name="_GoBack"/><text:span text:style-name="T54"><text:s text:c="4"/>以利申請速度。</text:span></text:p>
          </table:table-cell>
        </table:table-row>
      </table:table>
      <text:p text:style-name="P67"><text:soft-page-break/></text:p>
      <text:p text:style-name="P18"/>
      <text:p text:style-name="P19"/>
      <text:p text:style-name="P20"/>
      <text:p text:style-name="Standard"><draw:frame draw:style-name="fr2" draw:name="訊框4" text:anchor-type="paragraph" svg:x="1.325cm" svg:y="2.856cm" svg:width="17.126cm" draw:z-index="6"><draw:text-box fo:min-height="0cm"><table:table table:name="表格5" table:style-name="表格5"><table:table-column table:style-name="表格5.A"/><table:table-column table:style-name="表格5.B"/><table:table-column table:style-name="表格5.C"/><table:table-column table:style-name="表格5.D"/><table:table-column table:style-name="表格5.E"/><table:table-column table:style-name="表格5.F"/><table:table-row table:style-name="表格5.1"><table:table-cell table:style-name="表格5.A1" table:number-columns-spanned="6" office:value-type="string"><text:p text:style-name="P68"><text:span text:style-name="T55">輔仁大學 </text:span><text:span text:style-name="T57">　 學年度第 <text:s/>學期</text:span><text:span text:style-name="T56"> </text:span><text:span text:style-name="T55">畢業生更改個人基本資料申請表</text:span></text:p></table:table-cell><table:covered-table-cell/><table:covered-table-cell/><table:covered-table-cell/><table:covered-table-cell/><table:covered-table-cell/></table:table-row><table:table-row table:style-name="表格5.2"><table:table-cell table:style-name="表格5.A2" table:number-columns-spanned="6" office:value-type="string"><text:p text:style-name="Standard"><text:span text:style-name="T58">原始資料 <text:s text:c="2"/>□日間部 <text:s text:c="6"/>□夜間（進修）部 <text:s text:c="3"/></text:span></text:p></table:table-cell><table:covered-table-cell/><table:covered-table-cell/><table:covered-table-cell/><table:covered-table-cell/><table:covered-table-cell/></table:table-row><table:table-row table:style-name="表格5.3"><table:table-cell table:style-name="表格5.A3" table:number-rows-spanned="2" office:value-type="string"><text:p text:style-name="P2"><text:span text:style-name="T54">姓名</text:span></text:p></table:table-cell><table:table-cell table:style-name="表格5.B3" table:number-rows-spanned="2" office:value-type="string"><text:p text:style-name="P42"/></table:table-cell><table:table-cell table:style-name="表格5.B3" table:number-rows-spanned="2" office:value-type="string"><text:p text:style-name="P2"><text:span text:style-name="T54">學 <text:s/>系</text:span></text:p><text:p text:style-name="P2"><text:span text:style-name="T54">組班別</text:span></text:p></table:table-cell><table:table-cell table:style-name="表格5.B3" table:number-rows-spanned="2" office:value-type="string"><text:p text:style-name="P70"><text:span text:style-name="T54">學系</text:span></text:p><text:p text:style-name="P72"/><text:p text:style-name="P73"><text:span text:style-name="T54">組</text:span></text:p><text:p text:style-name="P74"/><text:p text:style-name="P73"><text:span text:style-name="T54">班</text:span></text:p></table:table-cell><table:table-cell table:style-name="表格5.B3" office:value-type="string"><text:p text:style-name="P2"><text:span text:style-name="T54">入學</text:span></text:p><text:p text:style-name="P2"><text:span text:style-name="T54">年月</text:span></text:p></table:table-cell><table:table-cell table:style-name="表格5.F3" office:value-type="string"><text:p text:style-name="P75"><text:span text:style-name="T54">年</text:span></text:p><text:p text:style-name="P75"><text:span text:style-name="T54">月</text:span></text:p></table:table-cell></table:table-row><table:table-row table:style-name="表格5.3"><table:covered-table-cell/><table:covered-table-cell/><table:covered-table-cell/><table:covered-table-cell/><table:table-cell table:style-name="表格5.B3" office:value-type="string"><text:p text:style-name="P2"><text:span text:style-name="T54">畢業</text:span></text:p><text:p text:style-name="P2"><text:span text:style-name="T54">年月</text:span></text:p></table:table-cell><table:table-cell table:style-name="表格5.F3" office:value-type="string"><text:p text:style-name="P75"><text:span text:style-name="T54">年</text:span></text:p><text:p text:style-name="P75"><text:span text:style-name="T54">月</text:span></text:p></table:table-cell></table:table-row><table:table-row table:style-name="表格5.5"><table:table-cell table:style-name="表格5.A5" office:value-type="string"><text:p text:style-name="P22"><text:span text:style-name="T54">學號</text:span></text:p></table:table-cell><table:table-cell table:style-name="表格5.B5" office:value-type="string"><text:p text:style-name="P35"/></table:table-cell><table:table-cell table:style-name="表格5.B5" office:value-type="string"><text:p text:style-name="P2"><text:span text:style-name="T54">出生年月 <text:s/>日</text:span></text:p></table:table-cell><table:table-cell table:style-name="表格5.B5" office:value-type="string"><text:p text:style-name="P69"><text:span text:style-name="T54">年 <text:s text:c="4"/>月 <text:s text:c="5"/>日</text:span></text:p></table:table-cell><table:table-cell table:style-name="表格5.B5" office:value-type="string"><text:p text:style-name="P2"><text:span text:style-name="T54">性別</text:span></text:p></table:table-cell><table:table-cell table:style-name="表格5.F5" office:value-type="string"><text:p text:style-name="P2"><text:span text:style-name="T54">□ 男</text:span></text:p><text:p text:style-name="P35"/><text:p text:style-name="P2"><text:span text:style-name="T54">□ 女</text:span></text:p></table:table-cell></table:table-row><table:table-row table:style-name="表格5.2"><table:table-cell table:style-name="表格5.A6" table:number-columns-spanned="6" office:value-type="string"><text:p text:style-name="P22"><text:span text:style-name="T58">更改事項</text:span><text:span text:style-name="T66">（未更改項目請勿填寫）</text:span></text:p></table:table-cell><table:covered-table-cell/><table:covered-table-cell/><table:covered-table-cell/><table:covered-table-cell/><table:covered-table-cell/></table:table-row><table:table-row table:style-name="表格5.7"><table:table-cell table:style-name="表格5.A7" office:value-type="string"><text:p text:style-name="P2"><text:span text:style-name="T54">姓名</text:span></text:p></table:table-cell><table:table-cell table:style-name="表格5.B7" office:value-type="string"><text:p text:style-name="P22"><text:span text:style-name="T54">中：</text:span></text:p><text:p text:style-name="P36"/><text:p text:style-name="P22"><text:span text:style-name="T54">英：</text:span></text:p></table:table-cell><table:table-cell table:style-name="表格5.B3" office:value-type="string"><text:p text:style-name="P2"><text:span text:style-name="T54">證明</text:span></text:p><text:p text:style-name="P2"><text:span text:style-name="T54">文件</text:span></text:p></table:table-cell><table:table-cell table:style-name="表格5.D7" table:number-columns-spanned="3" office:value-type="string"><text:p text:style-name="P22"><text:span text:style-name="T54">□戶籍謄本 <text:s/>□護照 <text:s/>□其他：</text:span></text:p></table:table-cell><table:covered-table-cell/><table:covered-table-cell/></table:table-row><table:table-row table:style-name="表格5.1"><table:table-cell table:style-name="表格5.A7" office:value-type="string"><text:p text:style-name="P2"><text:span text:style-name="T54">出生日期</text:span></text:p></table:table-cell><table:table-cell table:style-name="表格5.B3" office:value-type="string"><text:p text:style-name="P76"><text:span text:style-name="T54">年 <text:s text:c="4"/>月 <text:s text:c="4"/>日</text:span></text:p></table:table-cell><table:table-cell table:style-name="表格5.B3" office:value-type="string"><text:p text:style-name="P2"><text:span text:style-name="T54">證明</text:span></text:p><text:p text:style-name="P2"><text:span text:style-name="T54">文件</text:span></text:p></table:table-cell><table:table-cell table:style-name="表格5.D7" table:number-columns-spanned="3" office:value-type="string"><text:p text:style-name="P22"><text:span text:style-name="T54">□戶籍謄本 <text:s/>□護照 <text:s/>□其他：</text:span></text:p></table:table-cell><table:covered-table-cell/><table:covered-table-cell/></table:table-row><table:table-row table:style-name="表格5.1"><table:table-cell table:style-name="表格5.A7" office:value-type="string"><text:p text:style-name="P2"><text:span text:style-name="T59">身分證字 <text:s/>號</text:span></text:p></table:table-cell><table:table-cell table:style-name="表格5.B3" office:value-type="string"><text:p text:style-name="P2"><text:span text:style-name="T67">□□□□□□□□□□</text:span></text:p></table:table-cell><table:table-cell table:style-name="表格5.B3" office:value-type="string"><text:p text:style-name="P2"><text:span text:style-name="T54">證明</text:span></text:p><text:p text:style-name="P2"><text:span text:style-name="T54">文件</text:span></text:p></table:table-cell><table:table-cell table:style-name="表格5.D7" table:number-columns-spanned="3" office:value-type="string"><text:p text:style-name="P22"><text:span text:style-name="T54">□戶籍謄本 <text:s/>□護照 <text:s/>□其他：</text:span></text:p></table:table-cell><table:covered-table-cell/><table:covered-table-cell/></table:table-row><table:table-row table:style-name="表格5.1"><table:table-cell table:style-name="表格5.A10" office:value-type="string"><text:p text:style-name="P2"><text:span text:style-name="T54">其他項目</text:span></text:p></table:table-cell><table:table-cell table:style-name="表格5.B5" office:value-type="string"><text:p text:style-name="P35"/></table:table-cell><table:table-cell table:style-name="表格5.B5" office:value-type="string"><text:p text:style-name="P2"><text:span text:style-name="T54">證明</text:span></text:p><text:p text:style-name="P2"><text:span text:style-name="T54">文件</text:span></text:p></table:table-cell><table:table-cell table:style-name="表格5.D10" table:number-columns-spanned="3" office:value-type="string"><text:p text:style-name="P38"/></table:table-cell><table:covered-table-cell/><table:covered-table-cell/></table:table-row><table:table-row table:style-name="表格5.11"><table:table-cell table:style-name="表格5.A11" office:value-type="string"><text:p text:style-name="P2"><text:span text:style-name="T54">複核</text:span></text:p></table:table-cell><table:table-cell table:style-name="表格5.B11" office:value-type="string"><text:p text:style-name="P35"/></table:table-cell><table:table-cell table:style-name="表格5.B11" office:value-type="string"><text:p text:style-name="P2"><text:span text:style-name="T54">審查</text:span></text:p><text:p text:style-name="P2"><text:span text:style-name="T54">登錄</text:span></text:p></table:table-cell><table:table-cell table:style-name="表格5.D11" table:number-columns-spanned="3" office:value-type="string"><text:p text:style-name="P35"/></table:table-cell><table:covered-table-cell/><table:covered-table-cell/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><text:span text:style-name="T53">說明：</text:span></text:p>
      <text:p text:style-name="P77"><text:span text:style-name="T53">1.申請更改個人基本資料，請檢附載明異動原因之戶籍謄本。</text:span></text:p>
      <text:p text:style-name="P77"><text:span text:style-name="T53">2.畢業生申請更改基本資料，請同時辦理畢業證書異動註記。</text:span></text:p>
      <text:p text:style-name="P77"><text:span text:style-name="T53">3.公共事務室聯絡電話：02-2905-2211，傳真：02-2902-6201，E-mail：</text:span><text:a xlink:type="simple" xlink:href="mailto:alumni@mails.fju.edu.tw" text:style-name="Internet_20_link" text:visited-style-name="Visited_20_Internet_20_Link"><text:span text:style-name="T13">alumni@mail.fju.edu.tw</text:span></text:a><text:span text:style-name="T13">。</text:span></text:p>
      <text:p text:style-name="Standard"><text:s text:c="6"/><text:span text:style-name="T53">4. 請將申請資料回傳本室，以利申請速度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47cm" fo:margin-right="0.039cm" fo:text-align="start" style:justify-single-word="false" fo:text-indent="0cm" style:auto-text-indent="false" fo:keep-with-next="always"/>
      <style:text-properties style:font-name="標楷體" fo:font-family="標楷體" style:font-family-generic="roman" style:font-pitch="variable"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32cm" fo:margin-right="0.039cm" fo:text-align="start" style:justify-single-word="false" fo:text-indent="0cm" style:auto-text-indent="false" fo:keep-with-next="always"/>
      <style:text-properties style:font-name="標楷體" fo:font-family="標楷體" style:font-family-generic="roman" style:font-pitch="variable"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169cm" fo:margin-right="0cm" fo:text-indent="0cm" style:auto-text-indent="false" fo:keep-with-next="always"/>
      <style:text-properties style:font-name="標楷體" fo:font-family="標楷體" style:font-family-generic="roman" style:font-pitch="variable"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end" style:justify-single-word="false" fo:keep-with-next="always"/>
      <style:text-properties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332cm" fo:margin-right="0cm" fo:text-align="start" style:justify-single-word="false" fo:text-indent="0cm" style:auto-text-indent="false" fo:keep-with-next="always"/>
      <style:text-properties fo:font-weight="bold" style:font-weight-asian="bold" style:font-weight-complex="bold" style:text-scale="80%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.332cm" fo:margin-right="0cm" fo:text-indent="0cm" style:auto-text-indent="false" fo:keep-with-next="always"/>
      <style:text-properties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332cm" fo:margin-right="0cm" fo:text-align="start" style:justify-single-word="false" fo:text-indent="0cm" style:auto-text-indent="false" fo:keep-with-next="always"/>
      <style:text-properties fo:font-size="14pt" fo:font-weight="bold" style:font-name-asian="標楷體1" style:font-family-asian="標楷體" style:font-family-generic-asian="system" style:font-pitch-asian="variable" style:font-size-asian="14pt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fo:font-size="15pt" fo:font-weight="bold" style:font-name-asian="標楷體1" style:font-family-asian="標楷體" style:font-family-generic-asian="system" style:font-pitch-asian="variable" style:font-size-asian="15pt" style:font-weight-asian="bold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orphans="2" fo:widows="2" fo:keep-with-next="always"/>
      <style:text-properties style:font-name="標楷體" fo:font-family="標楷體" style:font-family-generic="roman" style:font-pitch="variable" fo:font-size="16pt" fo:font-weight="bold" style:font-name-asian="標楷體1" style:font-family-asian="標楷體" style:font-family-generic-asian="system" style:font-pitch-asian="variable" style:font-size-asian="16pt" style:font-weight-asian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51cm" fo:margin-right="0cm" style:line-height-at-least="0.635cm" fo:text-indent="-0.51cm" style:auto-text-indent="false" style:vertical-align="baseline"/>
      <style:text-properties style:font-name="標楷體" fo:font-family="標楷體" style:font-family-generic="roman" style:font-pitch="variable" fo:font-weight="bold" style:letter-kerning="false" style:font-name-asian="標楷體1" style:font-family-asian="標楷體" style:font-family-generic-asian="system" style:font-pitch-asian="variable" style:font-weight-asian="bold" style:font-size-complex="10pt"/>
    </style:style>
    <style:style style:name="Header" style:family="paragraph" style:parent-style-name="Standard" style:default-outline-level="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false" style:font-size-asian="10pt" style:font-size-complex="10pt"/>
    </style:style>
    <style:style style:name="Block_20_Text" style:display-name="Block Text" style:family="paragraph" style:parent-style-name="Standard" style:default-outline-level="">
      <style:paragraph-properties fo:margin-left="0.199cm" fo:margin-right="0.199cm" fo:text-indent="0cm" style:auto-text-indent="false"/>
      <style:text-properties style:font-name="新細明體" fo:font-family="新細明體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>
      <style:text-properties style:font-name-asian="標楷體1" style:font-family-asian="標楷體" style:font-family-generic-asian="system" style:font-pitch-asian="variable" style:font-size-complex="10pt"/>
    </style:style>
    <style:style style:name="Salutation" style:family="paragraph" style:parent-style-name="Standard" style:default-outline-level="" style:class="text">
      <style:text-properties style:font-name="新細明體" fo:font-family="新細明體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Closing" style:family="paragraph" style:parent-style-name="Standard" style:default-outline-level="">
      <style:paragraph-properties fo:margin-left="0.176cm" fo:margin-right="0cm" fo:text-indent="0cm" style:auto-text-indent="false"/>
      <style:text-properties style:font-name="新細明體" fo:font-family="新細明體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2" style:display-name="ListLabel 2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3" style:display-name="ListLabel 3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4" style:display-name="ListLabel 4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5" style:display-name="ListLabel 5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6" style:display-name="ListLabel 6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7" style:display-name="ListLabel 7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8" style:display-name="ListLabel 8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9" style:display-name="ListLabel 9" style:family="text">
      <style:text-properties fo:font-size="16pt" fo:font-style="normal" style:text-underline-style="none" fo:font-weight="bold" style:font-name-asian="標楷體1" style:font-family-asian="標楷體" style:font-family-generic-asian="system" style:font-pitch-asian="variable" style:font-size-asian="16pt" style:font-style-asian="normal" style:font-weight-asian="bold"/>
    </style:style>
    <style:style style:name="ListLabel_20_10" style:display-name="ListLabel 1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11" style:display-name="ListLabel 11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asian="新細明體1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、" style:num-format="一, 二, 三, ...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、" style:num-format="一, 二, 三, ..." text:start-value="2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、" style:num-format="一, 二, 三, ..." text:start-value="3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、" style:num-format="一, 二, 三, ..." text:start-value="4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suffix="、" style:num-format="一, 二, 三, ..." text:start-value="5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、" style:num-format="一, 二, 三, ..." text:start-value="6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suffix="、" style:num-format="一, 二, 三, ..." text:start-value="9">
        <style:list-level-properties text:list-level-position-and-space-mode="label-alignment">
          <style:list-level-label-alignment text:label-followed-by="listtab" fo:text-indent="-1.164cm" fo:margin-left="1.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75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75cm" fo:margin-left="2.249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75cm" fo:margin-left="2.99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3.748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4.49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5.248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75cm" fo:margin-left="5.997cm"/>
        </style:list-level-properties>
      </text:list-level-style-number>
      <text:list-level-style-number text:level="9" style:num-format="i">
        <style:list-level-properties text:list-level-position-and-space-mode="label-alignment">
          <style:list-level-label-alignment text:label-followed-by="listtab" fo:text-indent="-0.75cm" fo:margin-left="6.7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suffix="、" style:num-format="一, 二, 三, ...">
        <style:list-level-properties text:list-level-position-and-space-mode="label-alignment">
          <style:list-level-label-alignment text:label-followed-by="listtab" fo:text-indent="-1.164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9" style:num-suffix="、" style:num-format="一, 二, 三, ..." text:start-value="4">
        <style:list-level-properties text:list-level-position-and-space-mode="label-alignment">
          <style:list-level-label-alignment text:label-followed-by="listtab" fo:text-indent="-1.164cm" fo:margin-left="1.9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□" text:bullet-char="□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fo:font-family="新細明體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91cm" fo:margin-left="1.13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" style:num-suffix="※" text:bullet-char="※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448cm" fo:text-indent="-0.847cm" fo:margin-left="2.4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3.295cm" fo:text-indent="-0.847cm" fo:margin-left="3.2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4.142cm" fo:text-indent="-0.847cm" fo:margin-left="4.14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988cm" fo:text-indent="-0.847cm" fo:margin-left="4.98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835cm" fo:text-indent="-0.847cm" fo:margin-left="5.8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682cm" fo:text-indent="-0.847cm" fo:margin-left="6.6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528cm" fo:text-indent="-0.847cm" fo:margin-left="7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8.375cm" fo:text-indent="-0.847cm" fo:margin-left="8.3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" style:num-suffix="☆" text:bullet-char="☆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448cm" fo:text-indent="-0.847cm" fo:margin-left="2.4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3.295cm" fo:text-indent="-0.847cm" fo:margin-left="3.2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4.142cm" fo:text-indent="-0.847cm" fo:margin-left="4.14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988cm" fo:text-indent="-0.847cm" fo:margin-left="4.98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835cm" fo:text-indent="-0.847cm" fo:margin-left="5.8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682cm" fo:text-indent="-0.847cm" fo:margin-left="6.6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528cm" fo:text-indent="-0.847cm" fo:margin-left="7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8.375cm" fo:text-indent="-0.847cm" fo:margin-left="8.3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" style:num-suffix="＊" text:bullet-char="＊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□" text:bullet-char="□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fo:font-family="新細明體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75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75cm" fo:margin-left="2.249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75cm" fo:margin-left="2.999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3.748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4.49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5.248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75cm" fo:margin-left="5.997cm"/>
        </style:list-level-properties>
      </text:list-level-style-number>
      <text:list-level-style-number text:level="9" style:num-format="i">
        <style:list-level-properties text:list-level-position-and-space-mode="label-alignment">
          <style:list-level-label-alignment text:label-followed-by="listtab" fo:text-indent="-0.75cm" fo:margin-left="6.7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、" style:num-format="一, 二, 三, ..." text:start-value="3">
        <style:list-level-properties text:list-level-position-and-space-mode="label-alignment">
          <style:list-level-label-alignment text:label-followed-by="space" fo:text-indent="-0.423cm" fo:margin-left="2.0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3.29cm" fo:text-indent="-0.847cm" fo:margin-left="3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36cm" fo:text-indent="-0.847cm" fo:margin-left="4.13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3cm" fo:text-indent="-0.847cm" fo:margin-left="4.98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5.83cm" fo:text-indent="-0.847cm" fo:margin-left="5.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676cm" fo:text-indent="-0.847cm" fo:margin-left="6.6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23cm" fo:text-indent="-0.847cm" fo:margin-left="7.52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8.37cm" fo:text-indent="-0.847cm" fo:margin-left="8.3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216cm" fo:text-indent="-0.847cm" fo:margin-left="9.2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" style:num-suffix="☆" text:bullet-char="☆">
        <style:list-level-properties text:list-level-position-and-space-mode="label-alignment">
          <style:list-level-label-alignment text:label-followed-by="space" fo:text-indent="-0.423cm" fo:margin-left="0.423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6cm" fo:margin-bottom="1.501cm" fo:margin-left="1.7cm" fo:margin-right="2cm" style:writing-mode="lr-tb" style:layout-grid-color="#c0c0c0" style:layout-grid-lines="265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501cm" fo:margin-left="0.63cm" fo:margin-right="1.27cm" style:writing-mode="lr-tb" style:layout-grid-color="#c0c0c0" style:layout-grid-lines="257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02cm" fo:margin-left="0cm" fo:margin-right="0cm" fo:margin-top="0.30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訊框1" text:anchor-type="paragraph" svg:y="0.002cm" draw:z-index="3"><draw:text-box fo:min-height="0cm" fo:min-width="0.041cm"><text:p text:style-name="MP1"><text:span text:style-name="page_20_number"><text:page-number text:select-page="current">1</text:page-number></text:span></text:p></draw:text-box></draw:frame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天主教輔仁大學校友證件申請辦法</dc:title>
    <meta:initial-creator>user</meta:initial-creator>
    <dc:creator>cpw</dc:creator>
    <meta:editing-cycles>3</meta:editing-cycles>
    <meta:print-date>2018-05-24T04:00:00</meta:print-date>
    <meta:creation-date>2018-05-24T05:37:00</meta:creation-date>
    <dc:date>2018-05-24T05:38:00</dc:date>
    <meta:editing-duration>PT1M</meta:editing-duration>
    <meta:generator>LibreOffice/5.3.7.2$Windows_X86_64 LibreOffice_project/6b8ed514a9f8b44d37a1b96673cbbdd077e24059</meta:generator>
    <meta:document-statistic meta:table-count="5" meta:image-count="0" meta:object-count="0" meta:page-count="4" meta:paragraph-count="211" meta:word-count="1497" meta:character-count="2507" meta:non-whitespace-character-count="17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